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LiHei Pro" fo:font-size="12.0pt"/>
    </style:style>
    <style:style style:name="P6" style:family="paragraph" style:parent-style-name="Standard">
      <style:text-properties style:font-name="Times" fo:font-size="12.0pt" fo:background-color="#868686"/>
    </style:style>
    <style:style style:name="P7" style:family="paragraph" style:parent-style-name="Standard">
      <style:paragraph-properties fo:margin-bottom="0.1667in"/>
      <style:text-properties style:font-name="LiSong Pro Light" fo:font-size="12.0pt" fo:background-color="#ececec"/>
    </style:style>
    <style:style style:name="P8" style:family="paragraph" style:parent-style-name="Standard">
      <style:paragraph-properties fo:margin-bottom="0.1667in"/>
      <style:text-properties style:font-name="Times" fo:font-size="12.0pt" fo:background-color="#e0e0e0"/>
    </style:style>
    <style:style style:name="P9"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Apple SD Gothic Neo"/>
    </style:style>
    <style:style style:name="T3" style:family="text">
      <style:text-properties fo:color="#032726"/>
    </style:style>
    <style:style style:name="T4" style:family="text">
      <style:text-properties style:font-name="LiSong Pro Light"/>
    </style:style>
    <style:style style:name="T5"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陳真   |  2019.07.17 01:12   |   <text:a xlink:type="simple" xlink:href="http://palinfo.habago.org/Entry?Command=Information_PrintForum&amp;iPage=1#FORUM37672"><text:span text:style-name="T1">#</text:span></text:a></text:p>
      <text:p text:style-name="P3">1997年，來到英國求學，事先花了幾千元買了一台相當沉重的打字機，準備寫論文用。那時候，電腦已經發明了，而且也有了email，但我還不太會使用；一部份是出於排斥科技的心理，畢竟從九零年代起，我連電話都幾乎不用了 (太過於侵略性)，何況什麼 email。 <text:line-break/><text:line-break/>第一次聽說email這玩意兒是在大約1996年，當時腦海閃過的第一個疑問是：郵票要貼哪？ <text:line-break/><text:line-break/>直到大約1999年春天，我才被迫屈服於科技時代，開始心不甘情不願地使用 email。在這之前，學校老師跟我連繫都是透過室內電話傳真，要不就是實體信件。要是可以回到飛鴿傳書的年代，我會很樂意養兩隻鴿子幫我送信。 <text:line-break/><text:line-break/>至於網路搜尋，那更是21世紀後才學會的事了。我還記得第一次跟我提到google的人，是一位劍橋認識的好朋友，應該稱得上是個數學天才。 <text:line-break/><text:line-break/>雖然個人 "科技使用史" 相當落後，但我卻從1998年就開始研究 AI (人工智慧)，包括相關之認知科學及神經生物學，特別是有關 AI 的哲學部份及 Philosophy of Mind，更是下過一番苦工夫。1999年，寫了篇 "AI與維根斯坦" 的論文。 <text:line-break/><text:line-break/>那個年代， AI並不流行，甚至還有點冷門。我所就讀的劍橋國王學院 (King's College) 之電腦室，取名就叫做 Turing Room，因為Alan Turing 也是隸屬這所學院。不過，直到上個世紀末， Turing 仍不為人所知。 <text:line-break/><text:line-break/>他死了將近半個世紀，人們方才意識到他的重要性。生前，像個醜聞那般存在；自殺死後，隨即消失於人們的記憶之外。十多年前，隨著 AI 的興起，Turing 也才重新回到人們的記憶之中，如今卻已無人不知無人不曉，儼然一個新世紀的啟蒙者。 <text:line-break/><text:line-break/>20年前，也就是1999年的某一個並不特別的夜裏，秋夜依舊寒涼，不知道為什麼，卻突然想到Turing，於是就憑著記憶，隨手給他寫了篇文章，叫做 "危險的實驗—Alan Turing 的故事"。其實，打動我心者，並非他的思想與成就，而是他的無辜與沉默；總的來說，是他異類般孤獨的存在，讓人悲從中來。 <text:line-break/><text:line-break/>Turing念數學系，但他同時也是維根斯坦的學生，因為維根斯坦的哲學重心，如他自己所說，就是數學哲學；他當時在劍橋開了一門課，叫做 "數學的基礎"，Turing就是其中一位學生。 <text:line-break/><text:line-break/>AI如今紅紅火火，人人朗朗上口，連一個島內選舉都 AI、AI、AI個不停。但是AI真有那麼偉大而重要嗎？某個意義上，我是很不以為然的。至於如何個不以為然，就沒法細說了；也許可以用維根斯坦在 "Philosophical Investigations" 卷頭語所引用的一段話來表達。那段話出自19世紀初一位奧地利劇作家 Johann Nestroy的一個劇本。那段話是這麼說的： <text:line-break/><text:line-break/>"進步之本質，就在於它看起來總是比實際上還偉大。" <text:line-break/><text:line-break/>那到底是偉大還是不偉大？當然沒個準則。我是覺得一點都不偉大。 <text:line-break/><text:line-break/>一直到現在，我的抽屜裏都還放著一堆稿紙捨不得丟，二十多年了，全已泛黃。以前寫文章，都是一格一格慢慢爬，爬滿了一頁，就是600個字。有時一星期就要寫掉一兩隻原子筆。後來，有了電腦，寫東西比以前快上好幾倍，但是快沒有用，寫出來的東西並沒有更好，說不定還更爛。 <text:line-break/><text:line-break/>以前，等待一封信的往返，動輒幾星期或幾個月。現在呢，光是一天就能收到好幾百封，甚至上千。可是，人與人的溝通與感情有比較好嗎？一點也沒有，甚至更加疏遠，誤解更甚。我倒寧可飛鴿傳書千里，稀有、緩慢卻很真實。 <text:line-break/><text:line-break/>若要說科技帶來便利，其實也談不上。過去人們花在寫信回信的時間非常少，頂多一個月寫上兩、三封信，現在一般人卻幾乎是無時無刻浸泡在無謂的文字往返與垃圾資訊大海中，人們的世界卻更小，理解力更差，人與人之間離得更遠。 <text:line-break/><text:line-break/>現在的人沒有手機應該會活不下去，但是以前的人不也一樣活得好好的？到底科技進步是怎麼個進步法，恐怕只是一種錯覺。人還是一樣是人，一樣的人性，一樣的悲歡，一樣的孤獨。 <text:line-break/><text:line-break/>================== <text:line-break/>危險的實驗—Alan Turing 的故事 <text:line-break/><text:line-break/>陳真 1999. 11. 25. <text:line-break/><text:line-break/><text:line-break/>「毒液浸透蘋果，讓沉睡般的死亡也隨之穿透。」（Dip the apple in the brew. Let the sleeping death seep through.） <text:line-break/><text:line-break/>這是「白雪公主和七個小矮人」中巫婆吟唱的歌；1939年，Alan Turing 結束他在普林斯敦尚未完成的博士論文回到劍橋，急切地趕到地方電影院看這齣戲。據說他對這首「巫婆之歌」印象深刻，經常學唱。傳記作者以其信函遺物，指出他早藏死志。不管是否如此，15年後，Turing 總算自己演了這一幕—在他每天睡前習慣要吃的蘋果上沾了氰化物，結束短暫的一生（1912-1954）。 <text:line-break/><text:line-break/>這只不過是發生在四十多年前的往事，書上各種景物描繪，對照眼前這個劍橋國王學院（King's College），可說毫無兩樣。往事歷歷，栩栩如生，聽起來卻像個童話故事；不需動用任何形容詞，都能感受此事哀傷。 <text:line-break/><text:line-break/>Turing 是數理邏輯學者，後人尊稱他是「電腦之父」。但我相信，以其個性，大概不會喜歡這樣一個稱號。他同時也是最早提出「人工智慧」（Artificial Intelligence）概念的人。在他極其短暫、卻和英國社會格格不入的一生中，最風光的一件事，大概就是他系統性地解開希特勒陣營所發出的一連串關鍵密碼；許多人把盟軍打勝仗的功勞，歸給他神乎其技的解碼功力。 <text:line-break/><text:line-break/>正確來說，Turing 並不是死於「毒蘋果」，而是死於「巫婆的詛咒」。1952 年，他工作完回家，發現家裏失竊，於是報警處理。這樣一個簡單的動作，不料卻投下死亡陰影。精明的警方趕至現場，立刻察覺他和另一位男士同住一房。於是，小偷沒抓到，他卻反而被警方逮捕了，罪名是「下流猥褻」（gross indecency）。 <text:line-break/><text:line-break/>許多人相信，以他解開希特勒密碼的種種戰時功勳及劍橋教授身份，要擺脫這樣一個羞辱，其實輕而易舉，可是他卻不是那種會玩弄這類手腕的人。於是，經過一番司法折磨與羞辱，他被判了刑；更令他難堪的是，他被強制移送精神科接受荷爾蒙「治療」，以「調整」他對同性不該有的愛。 <text:line-break/><text:line-break/>Turing 自小個性「古怪」，不修邊幅，從小就是班上最容易弄髒身體的人，全身上下經常到處沾滿墨汁；加上口吃，以及過度偏重興趣的不平衡學業表現，使他一直無法在強調「優雅」以及「均衡出色」的私立學校中和那些往往是權貴子弟的同學們發展出良好的人際關係。更糟的是，他似乎也不打算改變自己來適應團體。 <text:line-break/><text:line-break/>Turing 沒有完成博士學位，但仍受聘於劍橋任教。母親一貫視他如小孩，彷彿永遠長不大，經常勸他要顧「形象」，叫他每天要整理頭髮、修指甲、刮鬍子，要有個學者的樣子。他的同事和朋友形容他「難以理解」、「不和體制妥協」，形容他深陷知識的探索卻似乎無一事當真，是個「謎」一樣的人物。劍橋國王學院「當局」也盡量「容忍」他在學院內種種不顧教授體面的「幼稚」行徑。 <text:line-break/><text:line-break/>傳記作者說，在世人普遍誤解他的當時，或許還有那麼一把能藉以理解他的「鑰匙」存在。但是，作者感嘆，往事已矣，經過了這麼多年，這把能理解他的「鑰匙」如今似乎已不可尋。 <text:line-break/><text:line-break/>Turing 雖然「怪」，據說有憂鬱傾向，言談之間經常談到有關死亡的話題，但他平時其實相當開朗，同性戀官司的恥辱，卻給了他重重一擊。長期的賀爾蒙藥物強制「治療」，更使他長跑健將的體格出現許多異樣，比如他形容自己「竟然長出了乳房」。 <text:line-break/><text:line-break/>種種身心打擊，使他比往日更加埋首研究，彷彿要以工作來埋葬自己，每天花十幾個小時在研究工作上。可是，研究工作並不怎麼順利，學術上並沒有做出什麼成績，周圍一些同事，形容他是「一團黑色笑話」。 <text:line-break/><text:line-break/>1954 年 6 月 7號，他和往常一樣，睡前吃了一顆蘋果，自此長眠。此一自殺事件，查無他殺嫌疑，於是很快就結了案。Turing 有關於「心靈」(mind) 的思想，被他的老師羅素推崇為「具有深沉的哲學意涵」，卻在他自殺死後二、三十年才逐漸為學界所重視。在當時，他的死，雖然在熟人之間引起一陣八卦議論，但很快就被遺忘，世人也不再對這一團「黑色笑話」感興趣。 <text:line-break/><text:line-break/>只是，讓朋友和家人納悶的是，他為什麼要在「這個時候」自殺呢？災難已逐漸遠離，令人難堪的「心理治療」和「賀爾蒙治療」也早已結束一年，為何此時才自殺？而且，他面對災難挫折時所表現出來的氣度和勇氣，顯然不像是個會自殺的人。 <text:line-break/><text:line-break/>沒有任何徵兆，沒有任何遺言，Turing 就這樣走了。他固執的媽媽於是舉了許多例子，說他從小喜歡做各種「危險的實驗」，經常釀禍，堅信這不是自殺，堅信這只是一場「實驗意外」。不過，很顯然Turing 是故意讓這個「意外」發生。就像睡覺一樣，Turing躺在床上，沒有留下片語隻字，安靜地離開了這個世界。 <text:line-break/><text:line-break/>遺體迅速火化，只有母親、兄弟和一兩位朋友到場送別，沒有任何紀念儀式。世人對他的記憶，就和他的骨灰一樣，迅速隨風飄散。一直到最近幾年，英國社會似乎才突然「良心發現」曾經虧待了這樣一個真誠木訥的老實人。或者，更正確地說，英國社會似乎突然發現原來 Turing 的學術成就還真的蠻重要的，所以開始「紀念」起他來了。 <text:line-break/><text:line-break/>我知道英國民間有一群人正打算向社會大眾募款，擇地建造銅像；國王學院也一直到去年（1998），才突然「心血來潮」，在以他命名的電腦室（Turing Room）樓梯口，掛上了他的肖像。 <text:line-break/><text:line-break/>不管遲來的正義是不是正義，歷史似乎總是演著同樣的戲碼；人們總是無心或無能理解那些和絕大多數人不一樣的「少數心靈」或「弱勢者」，更不用說去善待他們了。唯有等到人去樓空，經過一段漫長歲月後，似乎才又在歷史灰燼裏頭尋找死者生前孤獨的身影。 <text:line-break/><text:line-break/>Turing 是個自我道德感很強的人，真誠不做作，面對真實天性。即使社會道德不容，法律制裁當前，他依然不諱言自己是個同性戀者。唯一的例外是他不願對母親明講。年事已高的母親，也許終究無法明白究竟發生了什麼事。在她眼裏，Turing只不過是個「無可救藥、整天空思夢想的小孩子」（a hopelessly head-in-the-clouds child）。她一直認為，這小孩一定又是在玩什麼「危險的實驗」，因此才釀成意外。 <text:line-break/><text:line-break/>Turing 經常寫信給母親，抱怨生活或工作上的各種挫折，比如抱怨他在劍橋所開的第一堂課，名稱與維根斯坦開的課一樣，都叫做「數學的基礎」；學期一開始沒多久，學生竟然全部退選，無人感興趣。他與母親無話不談，包括談他最喜歡的玩偶泰迪熊。在一封家書中，他透露自己長期過著「孤獨隱士」般的生活。 <text:line-break/><text:line-break/>我努力想拋開所謂「天才」的「故事感」，想把它還原成每個人生命深處或多或少都會有的那一份難以言喻的美麗與哀愁。我一直相信，唯有這樣的看待方式，才是Turing 所渴望的；或許也唯有如此，才能尋回傳記作者所說的那一把能藉以通向他心靈世界的「失落的鑰匙」。 <text:line-break/><text:line-break/>羅曼羅蘭有句話這麼說：「只要有一雙真誠的眼睛陪我們哭泣，我們就沒有白白為生命受苦。」Turing 幽魂有知，我希望他不要再感孤單，因為我們彷彿已能理解他的真情，不只是他的，還有眾人的。 <text:line-break/><text:line-break/>==================== <text:line-break/>英國天才數學家、「電腦之父」圖靈登上50英鎊新鈔 <text:line-break/><text:line-break/>風傳媒 <text:line-break/><text:line-break/>廖綉玉 <text:line-break/>2019年7月16日 <text:line-break/><text:line-break/>圖片請看：https://bit.ly/2xNd8jv <text:line-break/><text:line-break/>英國央行「英格蘭銀行」總裁卡尼15日宣布，英國天才數學家、圖靈從一份近1千名科學家的清單中脫穎而出，將成為50英鎊塑膠新鈔人物，這個決定也承認了他協助英國政府破解納粹德國密碼系統的貢獻及戰後因同性戀身分遭受迫害的影響。這個版本的新鈔將於2021年流通。 <text:line-break/><text:line-break/>去年11月，英格蘭銀行（Bank of England）請民眾提名一位科學家成為50英鎊新鈔人物。英格蘭銀行收到了22萬7299份提名，其中989位被提名者符合資格，決選名單為12人，英格蘭銀行總裁卡尼（Mark Carney）做出最終決定。 <text:line-break/><text:line-break/>這個50英鎊新鈔的設計還反映了圖靈（Alan Turing）的作品。它具有二進位碼的自動收報機紙帶，說明他的生日（1912年6月23日），並描繪他用來協助破解納粹德國密碼系統「恩尼格瑪」（Enigma）的解碼機「炸彈」（Bombe）。新鈔上面還有圖靈在1949年給英國《泰晤士報》（The Times）的一段話：「這只是將來之事的預示，也只是將來之事的影子。」 <text:line-break/><text:line-break/>英格蘭銀行並讚譽圖靈帶來的科學貢獻及他對社會的影響，卡尼則表示：「圖靈是傑出的數學家，他的工作對我們現在的生活產生了巨大的影響。圖靈是電腦科學與人工智慧之父，也是戰爭英雄，他的貢獻廣泛，並開創了新局。他是巨人，許多人現在站在他的肩膀上。」 <text:line-break/><text:line-break/>圖靈是電腦科學與人工智慧之父 同性戀身分讓他飽受迫害 <text:line-break/><text:line-break/>圖靈出生於英國倫敦，從小就表現出他的天才，特別是對數字和智力遊戲著迷。1934年，圖靈從劍橋大學國王學院（King's College, Cambridge）畢業，1936年發表論文《論可計算數及其在判定問題上的應用》（On Computable Numbers, with an Application to the Entscheidungsproblem），並在文中提出被稱為「圖靈機」（Turing machine）的抽象計算模型，這個計算模型為現代電腦、電腦科學及計算理論奠下數學基礎。 <text:line-break/><text:line-break/>1939年，圖靈被英國皇家海軍招募，協助英國情報單位破解納粹德國的密碼系統「恩尼格瑪」，被認為是協助英國打贏二戰的一大功臣。 <text:line-break/><text:line-break/>戰後，圖靈在《心智》（Mind）期刊發表了〈計算機器與智能〉時，提出了「圖靈測試」（Turing test）。圖靈開宗明義提出一個問題：「機器能不能思考？」，並設計了一套被他稱之為「模仿遊戲」（Imitation Game）的測試方法，而這項理論成為人類理解「人工智慧」的基礎。 <text:line-break/><text:line-break/>16歲的圖靈。(wikipedia/public domain) <text:line-break/>檢視相片 <text:line-break/><text:line-break/>1950年代，同性戀在英國被視為罪行與疾病。1952年，圖靈因「明顯的猥褻和性顛倒行為」罪名遭到警方逮捕，他的同性戀身分被公開後，圖靈在社會上遭到歧視，不僅失去在英國政府通訊總部（GCHQ）的工作，甚至被當局禁止出國，他在二戰的貢獻也因為性傾向而不受官方承認。1954年，他因食用浸過氰化物溶液的蘋果而死 <text:line-break/><text:line-break/>2009年，時任英國首相布朗（Gordon Brown）公開表示對圖靈判決的歉意。2012年，超過3萬7千名科學家集體聯署，要求正式赦免圖靈的罪行，但是被當時的司法大臣拒絕，直到2013年12月才正式獲准，並由英國女王伊莉莎白二世（Queen Elizabeth II）給予皇家赦免。</text:p>
      <text:p text:style-name="P2">洋洋   |  2019.07.16 20:49   |   <text:a xlink:type="simple" xlink:href="http://palinfo.habago.org/Entry?Command=Information_PrintForum&amp;iPage=1#FORUM37670"><text:span text:style-name="T1">#</text:span></text:a></text:p>
      <text:p text:style-name="P4">李永樂老師：為孩子開一扇窗 <text:line-break/>https://youtu.be/GsKKb_zd7OA <text:line-break/><text:line-break/>我很喜歡看李永樂老師的科普教學短片，他用生活、時事當例子，由原理講起，將複雜的問題分解，淺顯易懂地逐個解釋推演，寫滿一黑板。 <text:line-break/>他是我遇到過最會教的老師。 <text:line-break/><text:line-break/>這次他放了一個無關教學的短片，他說，為教育公平做一點貢獻。我為這句話感動。 <text:line-break/>短片裡父親給孩子倒杯水的鏡頭很美，李老師如果拍戲當導演，應該也是很優秀。</text:p>
      <text:p text:style-name="P2">陳真   |  2019.07.16 17:37   |   <text:a xlink:type="simple" xlink:href="http://palinfo.habago.org/Entry?Command=Information_PrintForum&amp;iPage=1#FORUM37669"><text:span text:style-name="T1">#</text:span></text:a></text:p>
      <text:p text:style-name="P3">卡韓政變 (119)： 驚濤駭浪，奧步連連 <text:line-break/><text:line-break/>陳真 2019. 07. 16. <text:line-break/><text:line-break/><text:line-break/>郭台銘選輸之後，避不見面，說要伺機再起；身旁一堆狗頭軍師例如唐湘龍和沈富雄等等等，則是勸他直接翻桌不認帳，脫黨參選。 <text:line-break/><text:line-break/>講到病識感，郭就是一個例子。他不但看不見別人，甚至也看不見自己，比方他說要自我檢討，看起來卻全是檢討別人；檢討的結果竟然是自己很棒，而且是太棒了。郭是這麼寫的： <text:line-break/><text:line-break/>「就算全天下的人笑你傻，揶揄你，也不要放棄對理想的追求，一個勇者無懼的人生，不容易做，但可以努力做。我一生努力讓中華民國以我為榮，讓台灣以我為榮。」 <text:line-break/><text:line-break/>郭的參選，從頭到尾兩手策略，奧步百出；一邊喊兄弟，一邊派人下毒手，鷹犬四出，造謠抹黑，卑劣無恥，毫無底線。這不但是他敗選的原因之一，更是他令人不齒的原因。誰會以這樣一個人為榮？ <text:line-break/><text:line-break/>朱立倫也敗選，周錫瑋和張亞中也敗選，但他們在參選過程中謹守分寸，有為有守，不造謠，不抹黑。因此，儘管敗選，但他們依舊贏得尊敬。郭卻不然，畢竟在一個比賽中，誰會尊敬一個從頭到尾不斷耍賤招出奧步傷害對手的選手？ <text:line-break/><text:line-break/>但是，郭卻沒有絲毫反省；"反省" 的結果居然是自認為是一個什麼 "對理想永不放棄" 的理想家與勇者，承受 "全天下人的嘲笑與揶揄" 說他 "很傻"。一個人居然可以缺乏病識感到這種地步，真是很不可思議。 <text:line-break/><text:line-break/>這樣一種 "自我檢討" 其實也意味著：奧步還沒結束，郭台銘肯定還會繼續 "堅持" 他 "永不放棄的理想"。 <text:line-break/><text:line-break/>舊國民黨搞選舉，主要靠兩張票，一是買票，一是做票。民進黨則青出於藍，兩票之外還多了一步，那就是奧步。在台灣，選舉奧步始終相當有效，這也是為什麼奧步在這島上永難絕跡的原因，甚且不但推陳出新，越來越無恥。 <text:line-break/><text:line-break/>可以預見的是：往後這半年，肯定是驚濤駭浪，奧步連連。特別是綠營，那才是奧步天王，無所不用其極；美國也毫無疑問將會刻意挑起兩岸爭端，來幫綠營打選戰。 <text:line-break/><text:line-break/>選舉勝負是次要的，重要的是：不管是誰，韓國瑜也一樣，任何人只要使用齷齪手段，都應該被唾棄。手段的正當性遠比結果更重要。 <text:line-break/><text:line-break/>我看那些支持綠營或柯文哲、郭台銘的人，總覺得令人很難以置信，為何會有人在一場比賽中卻根本不在乎作弊與耍詐甚至栽贓抹黑下毒手？如果手段的正當性根本不重要，那何必選舉？這樣一種比賽看誰最下流最無恥的所謂民主選舉，究竟有何意義可言？</text:p>
      <text:p text:style-name="P2">陳真   |  2019.07.16 02:44   |   <text:a xlink:type="simple" xlink:href="http://palinfo.habago.org/Entry?Command=Information_PrintForum&amp;iPage=1#FORUM37668"><text:span text:style-name="T1">#</text:span></text:a></text:p>
      <text:p text:style-name="P3">卡韓政變 (118)：病識感與溝通困境 <text:line-break/><text:line-break/>陳真 2019. 07. 16. <text:line-break/><text:line-break/><text:line-break/>病人見到醫生往往是盡量訴說症狀與不適，但有一種病人卻例外，那就是精神科；大多數精神病人是沒有病識感的，你說他有病，開藥給他吃，他說醫生你才有病，要吃你自己吃。 <text:line-break/><text:line-break/>我發現有些東西是單行道，例如感情，例如某種 "視覺" 與 "溝通"。很多時候，感情是單向的，一方熱情澎湃，鞠躬盡瘁，至死不渝，另一方卻是只進不出。視覺也一樣，聰慧者 "看" 得見平庸者與腦殘，但後者卻看不見前者。 <text:line-break/><text:line-break/>溝通也一樣，有溝沒有通是一種常態，因為有一方缺乏接收某種訊息的頻率，他不可能聽得見你在講什麼。就比方說，我想跟一隻猴子談談中美貿易大戰，估計是找不到溝通語彙與溝通管道的。反之卻不然，對方不用開口，你往往就知道他在想什麼以及將會說什麼了。不信你去街上隨便找個年輕人，問問他對於韓國瑜有什麼看法，答案一定就是那幾句："很混"、"不認真"、"草包"、"沒把高雄市長職位做滿"。 <text:line-break/><text:line-break/>我常對這樣一種單行道現象感到很驚奇，同時也很無奈，因為它往往不可改變，也無從應對。許多時候，面對這種狀況，我就怕了，因為你根本找不到足以溝通的辭彙；一時之間，感覺自己就像個怪物那樣，瞬間就被一大團誤解與扭曲所包圍而無法掙脫。 <text:line-break/><text:line-break/>我同時也常對缺乏病識感 (或說自知之明) 感到很震驚，很難想像一個人為何會笨到居然連自己知道什麼、不知道什麼都不知道。 <text:line-break/><text:line-break/>說這樣一些腦殘是鸚鵡，基本上是侮辱了鸚鵡，因為鸚鵡不具侵略性，牠不會傻到以為自己真的懂得自己在說什麼，牠只是依樣畫葫蘆學著發出聲音，如此而已，並無積極表態成份，更不用說嗆聲了。可是，腦殘者卻往往很喜歡嗆聲。嗆聲很好，問題是你嗆得對不對。 <text:line-break/><text:line-break/>報紙最喜歡報導韓國瑜又被哪個學生或哪個年輕人嗆聲，每天無數的這類報導，以營造一種 "韓國瑜很爛" 的流行氛圍，使得腦殘們以嗆韓為酷炫。嗆來嗆去，都是嗆一些完全與基本事實背道而馳的東西，例如嗆他很蠢很低能、很混很偷懶等等。 <text:line-break/><text:line-break/>今天韓國瑜請假北上，參加初選記者會。可是，你看，各媒體今天又大張旗鼓報導一個年輕人在高鐵站正氣凜然地當面對著韓國瑜嗆聲說："今天是周一上班日，為什麼你不在高雄上班？" <text:line-break/><text:line-break/>你看，有夠腦殘吧。我們應該發明一個比腦殘還腦殘的辭彙來形容這樣一種不可思議的智能表現。這樣一種嗆聲就好像有人在比方說波士頓車站遇到川普，卻正氣凜然地罵他說："今天是周一上班日，為什麼你不在華盛頓上班？" <text:line-break/><text:line-break/>大家懂我的意思吧？很不可思議吧？是不是很低能？某一天有沒有留在哪個城市上班，怎麼會變成一種滔天大罪般的罪名呢？我們就算再怎麼不屑蔡英文，也不至於蠢到對她嗆聲說："今天是周一上班日，為什麼你不在台北上班？" 那就好像嗆她說："妳剛才去尿尿，尿完有沒有洗手？" 差不多就是這樣一種水平的嗆法。 <text:line-break/><text:line-break/>更不可思議的是，這樣一種什麼 "沒有好好上班" 的腦殘罪名卻幾乎變成時下年輕人或學生或比方說腦殘醫生護士們對於韓國瑜的流行指控(因為主流媒體每天就是這樣教他)。最最最最不可思議的是，當他們做出這樣一些腦殘指控時，居然充滿參天浩然正氣。 <text:line-break/><text:line-break/>總結來說，我存活在這島上半個世紀以來，最感到不可思議的是洗腦的入骨程度之不可思議，主流勢力不但可以讓大多數人說出某些特定辭彙或擁有某種特定思維，而且，不管那些辭彙或思維如何腦殘，照樣可以讓他們對之產生某種強烈的情緒。 <text:line-break/><text:line-break/>比方說，大腸花腦殘運動時，你看，周圍幾乎所有學生每個人完全一致地說著什麼 "反黑箱"。他根本說不出黑箱在哪，因為黑箱根本不存在 (服貿條例審查恐怕是立法院史上最透明、審查最嚴苛的法案)，但腦殘們依然像個壞掉的唱盤那樣，不斷覆述 "反黑箱、救民主" 這幾個詞。 <text:line-break/><text:line-break/>更不可思議的是那樣一種跡近瘋狂的激情，好像只要再慢個幾分鐘，台灣民主就完蛋了，因此必須趕緊獻身救國，激動到連自己都會被自己的救國救民偉大情操感動得痛哭流涕。 <text:line-break/><text:line-break/>我記得大腸花腦殘運動那段期間，醫院許多護士都臨時請假，因為她們連夜趕著去立法院救國救民了。這些護士，事實上連服貿兩個字怎麼寫都不知道，但她們卻激昂慷慨得又哭又笑，半夜相邀趕著去搭車北上救民主，拯救民主程序與程序正義。 <text:line-break/><text:line-break/>這些護士，有的平常與我交情不錯，但她們都不知道我其實就是她們所要打倒的共匪同路人，以為我平常之所以避談政治只是因為我不關心政治，於是對我之 "單純" 與 "冷漠"，往往充滿憐憫與不解。 <text:line-break/><text:line-break/>病識感也許很難聽，但它其實就是一種自知之明。這東西很重要，因為它是一種基本能力，讓人可以適當評價自己。一個很笨的人通常也能知道自己很笨，除非他笨到連自己笨都不知道。最不可思議的是：非常笨，卻又以為自己很聰明。這是最讓人感到訝異的一點。人怎麼可能會笨到這種地步？就比方說我絕不可能會以為自己是個舞蹈天才。 <text:line-break/><text:line-break/>可別以為我講這些很無聊，跟卡韓政變或世界和平有什麼關係？其實關係可大了。我常想，要是有一種聰明藥，吃了之後，智商至少可以增加三倍，或是瞬間可以高達我的智商打八折、開根號再乘以10，你想，洗腦還能起作用嗎？</text:p>
      <text:p text:style-name="P2">洋洋   |  2019.07.15 08:33   |   <text:a xlink:type="simple" xlink:href="http://palinfo.habago.org/Entry?Command=Information_PrintForum&amp;iPage=1#FORUM37667"><text:span text:style-name="T1">#</text:span></text:a></text:p>
      <text:p text:style-name="P3">鈞鈞～高雄夢時代街訪「反韓學生」！反韓沒關係，但是良心要有，正修優秀大學生，反韓客觀論述 <text:line-break/>https://youtu.be/3KN3oqfoQZg?t=291 <text:line-break/><text:line-break/>大學時與朋友聊天，大概是談到蒙古吧，我隨口說了兩句。他回我一句 : 你知道在老共手裡沒有丟掉一吋土地。當時我愣住了，立刻感覺不對。多年後我被CCTV洗得紅通通。說自己被洗其實是自嘲當年的無知，被國民黨洗成傻瓜還不自知。 <text:line-break/><text:line-break/>獨立思考能力的確是一種天賦，極少數的自覺自省，有些人可以喚醒，大多數的人則像影片中的年輕人一樣，盲從趕流行，渾渾噩噩過一生。</text:p>
      <text:p text:style-name="P2">鄭豐遠   |  2019.07.15 05:38   |   <text:a xlink:type="simple" xlink:href="http://palinfo.habago.org/Entry?Command=Information_PrintForum&amp;iPage=1#FORUM37666"><text:span text:style-name="T1">#</text:span></text:a></text:p>
      <text:p text:style-name="P3">這是一個月前的影片，講得比較專業 (前面講的都是表面普通常識，4:26 開始正題)。諜報、滲透、顛覆的正反雙方角力，恐怕才是這次香港事件的核心本質。對一般人來說，香港的暴亂不過另一椿熱鬧的"民主"事件，但對祖國來說，能不能割除附身於香港身上的這顆毒瘤，對國家安全乃至民族復興卻至關重要。 <text:line-break/><text:line-break/>https://youtu.be/O0fhyJxUcW0 <text:line-break/>香港暴动真凶曝光！北京下手铲除CIA窝点，川普拼死力保！习：关门打狗，清除毒瘤</text:p>
      <text:p text:style-name="P2">陳真   |  2019.07.15 03:31   |   <text:a xlink:type="simple" xlink:href="http://palinfo.habago.org/Entry?Command=Information_PrintForum&amp;iPage=1#FORUM37665"><text:span text:style-name="T1">#</text:span></text:a></text:p>
      <text:p text:style-name="P4">卡韓政變 (117)：這不僅僅是一場總統選舉 <text:line-break/><text:line-break/>陳真 2019. 07. 15. <text:line-break/><text:line-break/><text:line-break/>CIA及西方各國情治單位在香港如入無人之境，並非僅僅只是 "資助" 反中火苗，而是全方位的情報工作，包括滲透、顛覆及製造動亂，諸如大腸花、佔中、什麼雨傘革命、反送中等等等等等，完全是CIA一手包辦。 <text:line-break/><text:line-break/>"婷婷看世界" 講得太客氣了，CIA目的就是把你整個中國毀了，它怎麼會在中國的什麼 "依法監管" 下 "幫助中國"？ <text:line-break/><text:line-break/>依照西方各國的作法，這類情治組織的滲透，一定是百分之百鏟除，哪有可能像中國那樣完全放任 (或其實一大部份是因為無能阻止)？ <text:line-break/><text:line-break/>有些 "民主國家" 做得更直接一點，比方說美國的 "民主同盟" 印度，甚至連 AI (國際特赦組織) 或綠色和平組織等等等，全視為非法組織。也就是說，即便是美國的 "友人"，也不會任由美國或西方勢力入侵，連AI或綠色和平組織這樣一些 "尚稱中立" 的國際組織都會遭到阻攔，更不用說CIA了。 <text:line-break/><text:line-break/>我們一般講島內的事情，往往只講到人渣黨這個等級，這其實是錯的。人渣黨只是一條狗，一群台奸，為了私利，為美國從事叛亂顛覆工作，培植仇中反華的新世代。人渣黨本身並無自主能力，只能聽命辦事。在香港，CIA等西方情治勢力只是滲透，在台灣卻是一手主導，完全殖民。 <text:line-break/><text:line-break/>這是基本事實，也就是我之前 (卡韓政變116) 所說的 "答案"。但我平常講事情不會講得這麼 "專業"，因為這就像一個連加減乘除都還不會的學生，你很難一下子就教他微積分，除非我們手上掌握媒體及教育大權。否則，你也只好因材施教，光講一些很低層次的東西，看他能不能稍微聽懂一些，別那麼腦殘。 <text:line-break/><text:line-break/>學姊常說我幫韓國瑜沒有用，白費力氣而已，畢竟形勢比人強，美國照樣可以主導島內所謂選舉之勝負。我其實亦有同感，但就是不死心。至少，明白人總該說些誠實話吧。 <text:line-break/><text:line-break/>過去黨外的基本精神是反美反日反戰反軍購反帝反資本主義的。結果，黨外了一輩子，卻連整個黨外的歷史和精神統統都被政變了、竄改了，反而扶植出一個更加卑劣無恥的漢奸政權，豢養一大群貪婪無度的台奸及美日走狗。 <text:line-break/><text:line-break/>當然，我也了解，不管誰當所謂總統，都只是虛位，只是選出一個完全必須聽命於美國的夥計或走狗 (不信你去問阿扁)。若要說韓當總統會有什麼差別，那就是內政上也許會比較不一樣，一般人的生活福祉比較有可能受到眷顧，貪污舞弊卡位撈錢的骯髒事肯定也會少很多，畢竟你不可能找到一種比人渣黨及其一堆尾巴黨更貪婪的政治勢力了。 <text:line-break/><text:line-break/>至於島嶼前途，就如范光棣所說，選誰其實都差不多，因為我們始終只是一個棋子，一個在中美爭霸之驚濤駭浪中載浮載沉的小茶壺。 <text:line-break/><text:line-break/>話雖如此，但我依舊相信：不管你是身處一整個世界的大舞台，動見觀瞻，或是身處一個微不足道的小茶壺，反對泯滅人性，反抗極端不義，始終只是做為一個人應有的人性；這不是一種透過成果定量方式來決定的作為，更不需要任何理由。 <text:line-break/><text:line-break/>就比方說你看見歹徒傷害你的家人，請問你會因為你的家庭與家人十分渺小就坐視不管嗎？你看見路邊一群流氓姦殺擄掠婦孺小孩，你是假裝沒看見就走過去？還是想辦法做點什麼來制止為惡？</text:p>
      <text:p text:style-name="P2">鄭豐遠   |  2019.07.14 21:13   |   <text:a xlink:type="simple" xlink:href="http://palinfo.habago.org/Entry?Command=Information_PrintForum&amp;iPage=1#FORUM37664"><text:span text:style-name="T1">#</text:span></text:a></text:p>
      <text:p text:style-name="P3">https://youtu.be/TPwiFZcUb54 <text:line-break/><text:line-break/>一勺思想：美国是霸道了一百年，但中国已经王道了两千年</text:p>
      <text:p text:style-name="P2">鄭豐遠   |  2019.07.14 07:29   |   <text:a xlink:type="simple" xlink:href="http://palinfo.habago.org/Entry?Command=Information_PrintForum&amp;iPage=1#FORUM37663"><text:span text:style-name="T1">#</text:span></text:a></text:p>
      <text:p text:style-name="P4">轉載自"婷婷看世界"臉書頁面: https://tinyurl.com/y5ljaj69 <text:line-break/><text:line-break/>--------------------------- <text:line-break/>【培養“港獨”分子，操盤反華事件……扒開這些美國非政府組織的“畫皮”】 <text:line-break/><text:line-break/>前不久香港不安寧，7月1日更發生了暴力沖擊立法會的惡性事件。現在的信息表明，這是由香港反對派、“港獨”分子與西方反華勢力聯手發動的一場亂港、禍港事件。而在幕後的西方反華勢力中，美國的一些非政府組織（NGO）扮演了操盤手的角色，還為沖在臺前的“泛民”進行組織、策劃、培訓、資金和物質供應、輿論引導等一條龍服務，其中核心是美國國家民主基金會（NED）。 <text:line-break/><text:line-break/>NED是美國“第二中情局”？ <text:line-break/><text:line-break/>美國國家民主基金會（也稱“國家民主捐贈基金會”）的成立源自1982年美國總統裏根在英國議會發表的演講，提出要在全球“推廣民主”。1983年11月，美國國會通過《國務院授權法》，撥款3130萬美元正式成立美國國家民主基金會，並且依據《美國國內稅收法》第501條第3款，讓其享受免稅待遇。國家民主基金會的宗旨是以非政府組織渠道對海外“民主”運動進行支持，推行美國的價值理念，扶植親美勢力，擴大美國在這些地區的有效影響，確保美國在全球的戰略利益。基金會的活動只受國會監督，理事會成員不由總統提名。 <text:line-break/><text:line-break/>表面上看，國家民主基金會是美國200萬個非政府組織中的一個，但該基金會歷任主要負責人都有官方背景或與美國政府有著千絲萬縷的聯系。其首任代理主席為當時的國會眾議員法塞爾，首任主席為前國務院助理國務卿約翰•理查德森，現任主席卡爾•格什曼曾是美前駐聯合國高級顧問。該基金會最高決策機構董事會23名成員中，有3名參議員、2名眾議員、5名前議員，還有5名前駐外大使。 <text:line-break/><text:line-break/>國家民主基金會與美國中央情報局（CIA）的關系更是密切。據俄羅斯媒體披露，例如該基金會的創始人之一小沃爾特·雷蒙德，1970-1982年間一直在為中央情報局工作。至於該基金從事的活動，其創始人之一的艾倫·溫斯頓曾在接受《華盛頓郵報》采訪時直言不諱地說“我們今天做的許多事情，就是25年前中情局偷偷摸摸做過的”。由此可見，國家民主基金會實際上就是一個換了馬甲的中央情報局。但由於其有非政府組織的招牌，不易引起註意，所以西方的研究報告都說，“在向非政府組織提供戰略資金方面，美國外交政策精英們認為國家民主基金會比秘密支援更可靠”。 <text:line-break/><text:line-break/>國家民主基金會運營的資金主要來自美國議會審批的政府撥款。1984-1990年，國家民主基金會每年從美國新聞署那裏領1500-1800萬美元；1991-1993年，每年可領到2500-3000萬美元。但是在1993年，美國眾議院投票決定取消對國家民主基金會的撥款，使得國家民主基金會面臨斷頓。所幸國家民主基金會的成員大都是美國官方人員，人脈很廣，再加上該基金會又有眾多的支持者，因此最終得以繼續吃美國的財政飯，而且獲得的撥款還增加到了每年3500萬美元，具體負責撥款的政府部門也換成了美國國際開發署。2011年“9·11事件”發生後，美國政府進一步增加了對國家民主基金會的撥款。例如2004年為7900萬美元，2005年為1.13億美元，2006年為1.09億美元，2007年為1.06億美元，2008年為1.34億美元，2009年為1.31億美元，2010年為1.35億美元，2011年到現在基本上一直保持在這個水平上。 <text:line-break/><text:line-break/>除了美國政府撥款，國家民主基金會在上世紀90年代後期還多了兩個資金渠道，一個是美國國會對外民主項目資助，近年來每年近2000萬美元；另一個是美國國務院人權民主基金撥款。此項撥款始於1999年，當時只有165萬美元，以後逐年遞增，到現在達到1000萬美元左右。此外，該基金還接受其他機構（包括史密斯·理查德森基金會、約翰·奧林基金會、布萊德雷基金會等）的捐款，只是份額很少。 <text:line-break/><text:line-break/>國家民主基金會拿到資金之後，再轉撥給旗下的4家非政府組織，即負責多元化與“自由公正”選舉的國際共和學會（IRI）與全國國際事務民主學會（NDI），負責自由市場經濟改革的國際私有企業中心（CIPE），以及負責建立獨立工會組織的美國國際勞工團結中心（ACILS）。此外，國家民主基金會每年還將多項經費提供給亞洲、中東歐、拉美、中東、非洲以及前蘇聯地區的非政府組織，對這些地區美國看不順眼的國家進行顛覆活動或推動“顏色革命”。 <text:line-break/><text:line-break/>向中國滲透 <text:line-break/><text:line-break/>中國是美國國家民主基金會的重要目標。近年來，民主基金會每年用於中國活動項目的預算都在600萬美元以上，其中針對中國內地的預算就接近500萬美元，用於支持中國企業、學術機構、媒體以及其他非政府組織的活動，並頻頻資助境內外的“民運”、“藏獨”、“疆獨”等勢力，直接幹涉中國內政。 <text:line-break/><text:line-break/>美國國家民主基金會針對中國內地的項目，主要采取由基金會資助課題合作、項目研發、人才交流、專題報告等方式，重點是中國內地學界。從該基金會網站發布的預算情況看，資金往往經由美國商會、勞聯-產聯等機構，流向中國內地。它通過委托這些機構舉辦研討會、邀請中國內地學者訪問、派遣美國學者訪華以及通過雜誌發表中國內地學者論文等方式，實施滲透計劃。如曾撥款3.65萬美元資助北京某文化傳播公司，用於“資助中國少數民族文化研究與保護”；在2009年之前曾多年向北京愛知行健康教育研究所（成立於1994年，2005年初更名為北京知愛行信息咨詢中心，2007年中更名為北京知愛行信息咨詢有限責任公司）提供資助達25萬美元以上。由於該基金會針對中國內地開展的所有活動都是通過民間渠道進行，以市場化手段操作，因而帶有很強的隱蔽性。 <text:line-break/><text:line-break/>值得一提的是，美國國家民主基金會對中國內地學界的資金投入，並不期望獲取多少有價值的情報，而是想把握中國內地學界關註的是什麽，努力尋求中國內地學界按照美國劃定的路線圖思維，增加美國對中國未來走向的確定性。也就是說，該基金會致力於長期改造中國內地學界思想和意識形態的系統工程。 <text:line-break/><text:line-break/>該基金會對“民運”、“藏獨”、“疆獨”等勢力的資金投入每年在100萬美元以上，進行赤裸裸的顛覆活動。在2008年的拉薩“3•14”事件和2009年的烏魯木齊“7•5”事件背後，都有該基金會的影子。 <text:line-break/><text:line-break/>美國國家民主基金會針對香港的活動項目主要是由其下屬的全國國際事務民主學會和美國國際勞工團結中心負責，長期資助香港“民主黨”、“思想政策研究所”、“新力量網絡”、“香港職工聯盟”、“香港人權監察”等非政府組織，專門培訓“港獨”分子如何上街鬧事，事後如何逃避追責，如何嫁禍他人，如何惡人先告狀。從2003年至今，香港每次大型街頭運動都少不了美國國家民主基金會在幕後的組織、策劃、指揮、資金和物質提供。 <text:line-break/><text:line-break/>培養“港獨”骨幹是美國國家民主基金會的重要工作。除了像李柱銘、陳方安生這類“港獨”大佬得到美國國家民主基金會的資助之外，一些草根“港獨”分子也是美國國家民主基金會扶持起來的。 <text:line-break/><text:line-break/>據香港《文匯報》報道，在2012年反“國民教育”事件中“一戰成名”的香港前“學生運動領袖”黃之鋒就是美國國家民主基金會精心培植的“港獨”骨幹。2012年11月，美國國家民主基金會臨時撥款10萬美元，通過“天主教正義和平委員會”幹事葉寶琳交給黃之鋒，作為活動經費。2014年3月，美國勢力又通過“陳某某”交給黃之鋒160萬港元。不僅如此，美國國家民主基金會還向黃之鋒承諾，如被警方檢控，將獲安排全額資助赴美英留學等等，為其安排好了“後路”。有了美國國家民主基金會的大力撐腰，黃之鋒的“港獨”活動愈加活躍，不僅在政治上指向性更明確，而且與其他“港獨”組織相勾連。 <text:line-break/><text:line-break/>有著“播獨”溫床之稱的香港大學是美國國家民主基金會滲透的重點。多年來，美國國家民主基金會一直通過全國國際事務民主學會資助香港大學比較法及公法研究中心（CCPL），而非法“占中”發起人之一戴耀廷曾擔任該中心管理層成員。 <text:line-break/><text:line-break/>值得註意的是，美國國家民主基金會有著多年在全球範圍內進行顛覆和“顏色革命”的豐富經驗，對街頭政治這一套做法玩得很嫻熟。2003年阻撓香港基本法23條立法的50萬人街頭運動，就是美國國家民主基金會在幕後組織、策劃和指揮的。由此可見，美國國家民主基金會已經成為影響香港穩定的最大黑手，其危害性遠超那些臺前的“港獨”分子。 <text:line-break/><text:line-break/>不安分的索羅斯基金會 <text:line-break/><text:line-break/>被稱為“金融大鱷”的美籍匈牙利猶太人喬治·索羅斯一直有著雙重身份，一方面是國際金融家，另一方面是慈善家和社會活動家，其掌控的開放社會基金會（OSF）目前有37個地區辦公室，在100多個國家和地區設有項目。開放社會基金會稱，他們致力於建立“有活力、有包容的民主體制，政府值得信任，並且開放全民參與”。 <text:line-break/><text:line-break/>但實際上，索羅斯的開放社會基金會所進行的活動大都有濃厚的政治色彩，通過在其他國家教育、媒體、醫療衛生、法制、藝術、交通、經濟和人權等領域進行的援助和扶貧等活動，大肆輸出西方的意識形態和價值觀，尤其是在所在國的“街頭政治”中發揮著重要作用。之前東歐國家頻繁發生的“顏色革命”，就與索羅斯基金會有著很大關系。正因如此，近年來索羅斯基金會在很多國家的活動受挫，例如白俄羅斯、烏茲別克斯坦、哈薩克斯坦等國都取消了該基金會的註冊資格。2015年，索羅斯基金會在俄羅斯被禁。俄方稱其為“不良分子”，對俄羅斯的安全和憲法秩序構成威脅。2017年11月，土耳其總統埃爾多安指責索羅斯試圖分裂土耳其，隨後索羅斯基金會決定停止在土耳其的運營。 <text:line-break/><text:line-break/>匈牙利總理歐爾班·維克托一直指責索羅斯基金會及其資助的非政府組織操控移民和陰謀破壞歐洲的文化結構。2018年初，匈牙利政府以國家安全為由，宣布了“阻止索羅斯”的一攬子法案。在此情況下，索羅斯基金會在同年5月15日發表聲明撤出匈牙利。 <text:line-break/><text:line-break/>對於中國，索羅斯基金會很早就將鱷魚爪伸進了非政府領域。1986年初，索羅斯基金會曾向當時的中國經濟體制改革研究所表示，他願意仿照在匈牙利搞基金會的模式，每年出資不少於100萬美元，資助中國改革和開放的研究活動。此後，他將這種想法付諸實施，計劃在中國籌建索羅斯基金會中國分部。截至1989年，索羅斯已向中國相關機構提供了250萬美元捐款。1989年，索羅斯基金會撤離中國。 <text:line-break/><text:line-break/>2004年之後，索羅斯基金會又開始悄然進入中國，行為模式與美國國家民主基金會相似，也是通過民間渠道進行，以市場化手段操作，向中國的非政府組織及相關機構捐贈款項，主要集中於法律援助、公共利益訴訟、環境保護以及艾滋病防治等領域。據報道，索羅斯基金會僅在2005年就向中國非政府組織及相關機構捐贈了近200萬美元，前面提到的“知愛行”也是其中之一，在2005年共得到了索羅斯基金會23.5952萬美元的資助。除了直接資助中國的非政府組織，索羅斯還通過其他境外組織對中國的非政府組織進行資助。此外，索羅斯基金會還在公共健康、信息與課題組與中國的一些大學進行合作，開展學術討論和課題項目研究。 <text:line-break/><text:line-break/>索羅斯基金會在香港特別行政區的活動近年來很是活躍，而且像美國國家民主基金會一樣重點滲透香港大學。2017年3月香港《大公報》翻查DC Leaks網上公開索羅斯的“開放社會基金會”內部機密文件，獨家披露了索羅斯基金會從2015年起活躍於戴耀廷現職的港大法律學院、比較法與公法研究中心以及新聞與傳媒研究中心，合辦多個工作室、“公民領袖計劃”、“人權獎學金”及環球學術研討會等，並且還出資給戴耀廷出版書刊。在香港“街頭政治”的背後，索羅斯基金會顯然脫不了幹系。 <text:line-break/><text:line-break/>全美國際事務民主研究協會對於香港大學的滲透力度不亞於美國國家民主基金會和索羅斯基金會，例如港大的“民意研究所”就是由全美國際事務民主研究協會出錢資助，並提供技術支持。而這個“民意研究所”，完全是奔著政黨發展和城市政治而去。全美國際事務民主研究協會與美國政界的關系很密切，例如美國前國務卿奧爾布賴特就曾擔任過美國國家民主基金會的主席。 <text:line-break/><text:line-break/>小心才不會出大錯 <text:line-break/><text:line-break/>美國非政府組織在中國到底有多少呢？我國民政部主管的中民慈善捐助信息中心曾在2012年3月30日發布了一份長達110頁的《美國NGO（非政府組織）在華慈善活動分析報告》，首次通過大量文獻信息和數據調查，描述並分析了改革開放以來美國非政府組織在華活動的基本情況。根據這份報告，自改革開放以來，美國在華活動的非政府組織總數達1000家之多。 <text:line-break/><text:line-break/>比較知名的除了上述幾家之外，還有亞洲基金會、美國民主基金會、福特基金會、卡耐基基金會、美國發展基金會、團結中心、國際關懷、美國家庭健康國際、美國特靈格研究中心、默沙東艾滋病基金會、孟山都基金會、可口可樂基金會、花旗集團基金會、陶氏化學公司基金會、柯達慈善信托基金、摩根大通基金會、摩托羅拉基金會、加州聯合石油公司基金會、德意誌銀行美國基金會、世界宣明會（美國）、德國米索爾基金會、德國基督教發展服務社等。 <text:line-break/><text:line-break/>雖然美國非政府組織名義上都不是官方機構，但它們實際上都無法割斷與美國政府、企業或宗教界的聯系。例如亞洲基金會是美國國會在1954撥款成立的，美國眾議院曾在1983年關於《公法》的決議中專門列有關於亞洲基金會的條款，對亞洲基金會的工作予以肯定和表揚，從中可以看出亞洲基金會復雜的政治背景。 <text:line-break/><text:line-break/>據《美國NGO（非政府組織）在華慈善活動分析報告》顯示，美國非政府組織在華活動主要是通過捐贈進行。在30年時間裏，美國非政府組織通過捐贈輸入中國的資金約為200億元人民幣，其中82%流入高等教育機構、科研機構及政府機構。也就是說，美國非政府組織的主要資助對象並非中國的民間組織，而是體制內機構，這不禁讓人浮想聯翩。對此，《美國NGO（非政府組織）在華慈善活動分析報告》主編劉佑平表示，“這200億元對中國的影響，可能比美國企業2萬個億的影響還要大。” <text:line-break/><text:line-break/>對於美國的非政府組織，既不能視之為洪水猛獸，也不可能掉以輕心。要想讓在華的美國非政府組織真正將心思放在幫助中國上，而不是搗亂上，最關鍵的還是要實行依法監管。2016年4月28日，中國第十二屆全國人大常委會第二十次會議上表決通過了《中華人民共和國境外非政府組織境內活動管理法》，2017年1月1日開始正式生效。這項法律規定，境外非政府組織，包括慈善及環保團體，在中國要向警方登記才可工作，警方有權調查這些機構，也可將顛覆國家政權、分裂國家等的非政府組織列入不受歡迎的名單，不得在中國境內再設立代表機構。而由於美國的非政府組織主要是通過捐贈在華開展活動，因此有必要對資金來源和去向進行有效監管。</text:p>
      <text:p text:style-name="P2">陳真   |  2019.07.14 02:33   |   <text:a xlink:type="simple" xlink:href="http://palinfo.habago.org/Entry?Command=Information_PrintForum&amp;iPage=1#FORUM37662"><text:span text:style-name="T1">#</text:span></text:a></text:p>
      <text:p text:style-name="P3">卡韓政變 (116)：直接告訴他答案比較快 <text:line-break/><text:line-break/>陳真 2019. 07. 14. <text:line-break/><text:line-break/><text:line-break/>郭台銘的前特助和基金會發言人蕭裔芬最近說："郭台銘是不是瘋了？" "完全情緒化"， "不尊重人，更不尊重民主"，"為什麼砸了這麼多錢卻沒有用，自己應該好好想想。選舉何必如此窮凶惡極，難道你這一生都輸不起嗎？" <text:line-break/><text:line-break/>郭台銘當然沒有瘋，不但沒瘋，他的問題恐怕是 "太" 正常，而不是不正常；他太相信金錢的力量了。 <text:line-break/><text:line-break/>我不知道初選最後誰會勝出，但是像郭這樣的候選人，就如前一篇(115)所說，其實在基層鄉鎮長或縣市議員選舉中十分常見。 <text:line-break/><text:line-break/>一個人水平如何，氣質如何，其實是掩藏不住的。因此，我比較納悶的是那些支持他的一部份人，究竟是眼睛瞎了還是故意昧著良心說話？硬是要把郭台銘說得如何超凡脫俗、眼界高遠，一般凡夫俗子無法企及。 <text:line-break/><text:line-break/>我看過唐湘龍的視頻，幾乎把郭台銘當成千年罕見的政治奇才兼經濟哲學思想家那樣推崇；甚至連郭和綠營合作反中，唐湘龍都能跪著說話，把郭說成一般人無法仰望的偉大政治思想家，思想如何深刻云云。諸如這類純粹胡扯瞎掰打廣告的吹捧就姑且不談了，我想說的是那些 "真心" 相挺的人，為何至今還看不出這是一個什麼樣的候選人？ <text:line-break/><text:line-break/>市面上一直炒作這樣一種氛圍，腦殘學生或年輕人特別相信這一套，亦即：支持韓國瑜是很丟臉的、素質低的、沒水準的，而支持郭台銘或柯文哲則是光榮的、進步的、有水準的、有理念的。這樣一種與事實完全相反的認知，才是我一直想要講的。 <text:line-break/><text:line-break/>黨外時代也是這樣。國民黨往往找一大堆金牛、黑道參選，人們卻給予高度支持與推崇；而黨外人士及黨外候選人在一般年輕人與學生心目中卻臭不可聞，往往爭相表示唾棄與不屑，對於黨外人士的認知就是很髒很低級很沒水準，甚至是有病的，貪婪的，惡毒的。時下一堆腦殘學生或年輕人，爭相表示對於韓國瑜的不屑，那樣一種不屑的表情與態度，完全就是當年黨外形象的翻版。 <text:line-break/><text:line-break/>當然，郭台銘不是一個好例子，因為若要比卑劣比無恥比下流比齷齪，他跟綠營人士要怎麼比？連比都沒法比。跟綠營人渣相比，郭董簡直可以稱做聖人了，至少有一點是可以肯定的：他並不貪婪，因為他錢多得是。 <text:line-break/><text:line-break/>我相信，很多人一開始支持郭董是基於一種假設，相信他既然可以成為首富，拼經濟自然有一套。但是，經過這幾個月的驗證，這個假設理當破滅才對，因為事實證明：一個人不會因為很有錢就有了見識與能力，更不用說人品了；兩者之間沒有必然關係，甚至可以說沒有任何關係。 <text:line-break/><text:line-break/>我想說的是："假設" 或 "理論" 可以透過驗證，從而有所取捨；相信很多原本支持郭的人已不再支持。這還算是很合理的作法。不可思議的是那些把善惡良莠完全認知顛倒的人及普遍現象。 <text:line-break/><text:line-break/>我常舉個例：1989年，我在彰化基督教醫院實習。許多護士對我印象很好，但她們常納悶，為何一個好人竟然會是民進黨員？(還好她們都不知道我當時是面臨拘提的叛亂犯) <text:line-break/><text:line-break/>記得有一天值班的夜晚，一些護士在護理站吃宵夜聊天，其中有一位，突然不知道想到什麼，跟其他護士說：每當她想到我是民進黨人，她就覺得我一定是在開玩笑，因為那是不可能的事。她說："民進黨那麼壞，那麼恐怖，每天吵吵鬧鬧，動不動就要打人"。意思是說，我沒那麼壞，也沒那麼恐怖，而且每天工作安安靜靜斯斯文文很少講話，怎麼可能會是民進黨員？我為了避免無謂的議論，於是就趕緊岔開話題。 <text:line-break/><text:line-break/>同樣是1989年，有一段時間我派去精神科病房實習，經常會有個 (後來變得綠油油的)院外的精神科大老來病房教學、帶討論。有一天，有個民進黨員因為癲癇合併情緒問題被送來住院。討論病情時，那位精神科大老聽完基本病史報告後，做出沉思狀，很認真地問大家說："你們有沒有注意到這個病人有什麼特別的地方？" 沒有人回答。 <text:line-break/><text:line-break/>大老於是要大家再仔細看看手上的病史簡報，再用心思考一下，並且教訓大家說 "看病要用大腦，思考要仔細"，"這麼大的問題你們都沒注意到嗎？" 原來，病史上寫著病人是民進黨籍。大老說，"有沒有看到？這個人是民進黨！大家應該想到什麼？" "沒有錯！要懷疑他是不是有被迫害妄想，還有是不是有反社會人格"。 <text:line-break/><text:line-break/>我一聽，抬起頭來看看四周，想看大家有什麼反應。我看到一些同事用力點頭，表示認同，表示佩服這位大老看病之仔細與思考之用心。 <text:line-break/><text:line-break/>大家聽懂我的意思吧？你也許可以洗某些人的腦，把他的腦殘再洗回正常，但你很難洗一整個世代的腦，除非你掌握媒體與教育。 <text:line-break/><text:line-break/>我以前曾經以為，只要培養大家獨立思考的能力，洗腦就無法起作用了，是非善惡將回到它們應有的位置上。但我這些年發現我錯了。思考能力僅僅屬於極少數聰慧者；至於一般人，我看還是透過掌握媒體與教育，直接告訴他 "答案" 比較快。有了 "基本的正確答案" (或說基本概念架構) 之後，再來教他如何演算與思考也不遲。 <text:line-break/><text:line-break/>從小到大，數學常考滿分，但我幾乎不做練習題，也不記公式。除了兩點距離的公式和畢氏定理之外，幾乎不記任何公式。把數學學好的方法很簡單，就是思考它的各種原理；原理一旦弄懂了，所有問題也將迎刃而解。數學如此，哲學亦然，其實活生生的政治與現實也一樣，基本是非架構弄懂了，一切問題也將融會貫通，一目了然，很難再被欺瞞。</text:p>
      <text:p text:style-name="P2">王修亮   |  2019.07.12 22:28   |   <text:a xlink:type="simple" xlink:href="http://palinfo.habago.org/Entry?Command=Information_PrintForum&amp;iPage=1#FORUM37661"><text:span text:style-name="T1">#</text:span></text:a></text:p>
      <text:p text:style-name="P4">這是今年九月即將開班的小班課程與家長的初次對話，在此分享給大家。 <text:line-break/><text:line-break/>我一向認為教師是與學生、家長、同儕、社會共學而成的，沒有一位教師的優秀可以只憑藉自我而完成，即使教師本身認真而負責，沒有整體的合作，教師不可能進步。 <text:line-break/><text:line-break/>這是我認為自己應該分享教學的原因。 <text:line-break/><text:line-break/>當然國民教育的目標在建構孩子的人格價值核心，過程中與家長緊密合作，必然涉及許多彼此的隱私，這需要絕大的信任，也都負擔著沉重的責任。 <text:line-break/>因此，只要略為涉及到學生家庭隱私的部分，我一概不分享，這是責任。 <text:line-break/><text:line-break/>最後一個自學班了，我會努力以赴。 <text:line-break/><text:line-break/>之後，我很想回到童年的環境，在簡陋的鄉下陪一些孩子們，不是一星期兩小時而已，我想與他們的生命一起成長，如同我當年那樣，瑣瑣碎碎的國語數學自然社會，在身教中兼有技術操作，自然而然的生活與教育，補救他們缺乏的科目。 <text:line-break/><text:line-break/>不論是此岸或彼岸，期望我能找到這種機會。 <text:line-break/>(在中共代言人法案推動的今天，我似乎非常政治不正確，教育需要理會政治嗎?我不需要，讓學生學習去選擇吧!我只是教師，不論在此岸或彼岸，我都是教師。) <text:line-break/>..................................................... <text:line-break/><text:line-break/>各位家長好 <text:line-break/>(一) <text:line-break/>這個班以國小二年級孩子為主體，間有幾位一年級與三年級的孩子。 <text:line-break/>本班課程目的是人格建構，人格的核心是價值取向，所以也可以說是基礎價值觀建構。 <text:line-break/>價值觀建構並非將教師(我)或是父母(你)甚或是國家、社會流行的價值觀直接灌輸給孩子，這並非「誰有權力」的選擇，而是「孩子不會讓你灌輸」。 <text:line-break/>如果我們刻意實施灌輸教育，那麼你的孩子將失去思辨能力，最高的能力僅只是複製，你在的時候，他還有對象可以複製，你不在了以後，他失去複製的對象，可能會自行尋找一個「貌似」「神似」你的對象繼續複製，可能找不到，只能依循有限的複製經驗來面對多變的社會，成為固執而狹隘的老人，又或者，他只能跟隨社會的流行，卻又缺乏精準選擇的能力，最後窩在一個小小的同溫層裡躲藏。 <text:line-break/>他在失去你之後，會活得極為茫然而辛苦。 <text:line-break/>當然更有可能的是：思考是人的本質，孩子越是聰敏，越是有能力進行自我的觀察與領悟，刻意不教他，他自然而然會衝撞著尋找出路，成為所謂的「叛逆青少年」，但是他因為缺乏自我思考與建構的能力，沒有真實的自我價值，因此這種叛逆只會往反向發展，忤逆父母、抗爭社會、否定自己與一切，無法建構一個價值核心，生命找不到根源，他的一生，就起於和你相抗。 <text:line-break/>那樣，他和你都活得很辛苦。 <text:line-break/>(二) <text:line-break/>家庭無條件的溫暖與安全，給予孩子充沛的自信，自信是面對社會最強悍的生命力，是個性的起點。在未來成人與面對社會的過程中，學校(包括自學)是介於家庭到社會的中介，是個有著無形圍牆、有保護的、虛擬的類家庭、類社會，孩子在此以自信展開個性的自知與群性的學習。 <text:line-break/>家庭教育是很難自知自覺的，因為瑣碎而生活化，難以系統呈現，即使個性在其中逐漸成形，仍然難以清晰的條理出來。 <text:line-break/>學校教育的起始，就在於引導孩子自知個性，察覺群性。個性與群性是絕對衝突的，畢竟不論是時間的運用與利益的分配，人天性是會把自己與家庭放在首位，除了極為特殊的案例，人不會也不應該為了群體而犧牲家庭與自我。 <text:line-break/>學校在群體教育上，絕對不是要求孩子「為了群體犧牲自我與家庭」，而是引導孩子在情感與理思上進行解析與選擇：我如何調配？如何均衡？ <text:line-break/>這就是價值核心所在。 <text:line-break/>這當然需要家長與孩子一同知覺；一同成長，否則孩子在教室裡的學習就只剩下知識與概念，回到真實的生活裡，他難以改變與實踐。 <text:line-break/>我會在每一次課程之後，簡明扼要的寫出課程要點與心得，給家長參考，也請家長了解他學習了甚麼，如何在生活上陪伴他實踐。 <text:line-break/>(三) <text:line-break/>所謂的「虎父無犬子」或是「龍生龍、鳳生鳳，老鼠生兒會打洞」，家庭環境確實是孩童教育啟蒙的最大因素，除非家長完全處於放棄與疏離狀態，家教對孩童的影響幾乎是七成以上，相對的，學校(不論是制式學校或是自學)對孩童的影響，能夠達到四成，即是極限。 <text:line-break/>如同一個人，一個正常的人，對自我與家庭利益的意識，比例上是六、七成以上的，對群體利益的追求，很難超越對家庭的比例。 <text:line-break/>所以教師的努力，遠不如家庭的影響，這一點請您務必了解。 <text:line-break/>因此，如果您詢問我：「老師，他怎麼都這樣那樣？」 <text:line-break/>我必然會詢問你，他在家中詳細的生活狀況，這不是為了探聽你家庭的隱私，我想請你明白，今天你請我來教導孩子的「人格」！人格！這影響孩子一生的價值觀建構！這是多麼重大的託付與信任！我深知責任沉重，也必當全力以赴！因此所謂的雙方隱私，我兩之間必然都限縮到極為微小的程度，我們是一起為孩子的未來負責的，這是何等深沉的合作。 <text:line-break/>所以，寧願你直接告訴我：「老師，這部分我不方便說。」也請你不要故意說謊言，因為我會無法判斷問題的起因或根源，也因此會做出對孩子錯誤的引導。 <text:line-break/>請你仔細觀察我的言行品德，判斷我是否值得信任，如果是正面的，請信任我。 <text:line-break/>(四) <text:line-break/>本班是我最後一個自學班了，所以對我來說，這次我也將竭盡其力的實踐一次最佳教學。我需要整理與紀錄，因此我會每節課都錄影。 <text:line-break/>我知道因為安全，家長們不喜歡讓孩子露臉，在錄影的部分，我會處理錄影的角度與模糊化的技術，家長都可以每節課來觀課與錄音，但都不能錄影。 <text:line-break/>(五) <text:line-break/>本學期是十六堂課，我分成十四個章節，預留兩節課的總結與評量，以下是十四章捷的教學主旨，細節部分我不先公告，每次在教學報告中會和心得一起分享。 <text:line-break/>我若有疏漏，您有任何疑惑與想法，請在此提出，謝謝！ <text:line-break/><text:line-break/>目錄 <text:line-break/>第一章 有巢氏 <text:line-break/>天命之性與格物致知定義 <text:line-break/><text:line-break/>第二章 燧人氏 <text:line-break/>身心體用、誠意正心的對照與比較 <text:line-break/><text:line-break/>第三章 庖犧氏 <text:line-break/>思考與創造的發展，力量與智慧的優勢轉換 <text:line-break/><text:line-break/>第四章 神農氏 <text:line-break/>從天然生存到農業種植與畜牧，探查天性與物性的衝突與調適 <text:line-break/><text:line-break/>第五章 精衛 <text:line-break/>困於安全的無知躁進與謹慎反省的冒險 <text:line-break/><text:line-break/>第六章 黃帝 <text:line-break/>各有主觀的對照與辯論，從個體到群體的不同主觀表達 <text:line-break/><text:line-break/>第七章 涿鹿之戰 <text:line-break/>從家族擴張到組織共主，如何面對自我與群體關係的變化 <text:line-break/><text:line-break/>第八章 中冀之野 <text:line-break/>主動與被動、和平與戰鬥的價值選擇 <text:line-break/><text:line-break/>第九章 符號與文字 <text:line-break/>無知無覺的自然生命與有知有覺的人工學習 <text:line-break/><text:line-break/>第十章 文明與文化 <text:line-break/>身心的均衡，天然與人工的均衡，價值的選擇與衝突 <text:line-break/><text:line-break/>第十一章 堯舜的美與善 <text:line-break/>群居的主觀共存與矛盾，從自我、家庭、鄰里到國域的擴展 <text:line-break/><text:line-break/>第十二章 女媧補天 <text:line-break/>天災與人禍的關聯，群策群力與英雄聖賢的存在意義 <text:line-break/><text:line-break/>第十三章 鯀禹治水 <text:line-break/>人口擴增與自然均衡的衝突，空間中從遠古到未來的歷史時間反思 <text:line-break/><text:line-break/>第十四章 制度與共識 <text:line-break/>國家概念與法治概念因何形成，群居共識的需求與矛盾，情與理的衝突與妥協，止於至善的無窮意義。</text:p>
      <text:p text:style-name="P2">陳真   |  2019.07.12 02:16   |   <text:a xlink:type="simple" xlink:href="http://palinfo.habago.org/Entry?Command=Information_PrintForum&amp;iPage=1#FORUM37660"><text:span text:style-name="T1">#</text:span></text:a></text:p>
      <text:p text:style-name="P3">剛剛才看到，真不敢相信我的眼睛：「就算大哥拜託你」！ <text:line-break/><text:line-break/>我很想聽聽支持郭台銘的朋友們，支持的理由究竟是什麼？要荒唐離譜可笑缺德低能到何種程度，然後你們才會承認此人實在荒唐。 <text:line-break/><text:line-break/>陳真 2019. 07. 12.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2 01:52   |   <text:a xlink:type="simple" xlink:href="http://palinfo.habago.org/Entry?Command=Information_PrintForum&amp;iPage=1#FORUM37659"><text:span text:style-name="T1">#</text:span></text:a></text:p>
      <text:p text:style-name="P4">卡韓政變 (115)：鬼島三結義 <text:line-break/><text:line-break/>陳真 2019. 07. 12. <text:line-break/><text:line-break/><text:line-break/>我長這麼大，見識過台灣上百次選舉，頭一次見到像郭台銘這樣的候選人，水平非常低，前所未見。當然，我所謂 "前所未見" 指的是過去大約十幾年來的縣市長或立委或總統選舉這個層次。至於基層選舉，類似郭董的候選人，當然比比皆是。 <text:line-break/><text:line-break/>我常特別留意南部偏遠地區的一些基層選舉，例如縣議員或鄉鎮長選舉，總覺得這類選舉真是大可作廢，因為候選人水平普遍非常低。我講的 "水平" 並非一般所謂學經歷，而是指選戰過程所呈現的幼稚、可笑與卑鄙。缺德卑劣這部份姑且不說，光說幼稚可笑的部份，郭董就幾乎全部演練過一遍，而且不斷往下探底，看不到下限。 <text:line-break/><text:line-break/>郭董這兩天哭了！向韓國瑜哭訴，求韓放手，求韓覺悟，還說「就算大哥拜託你了」，求韓讓給他當總統；居然還說當完一任或兩任總統之後一定會讓韓國瑜接班。很可笑吧。我指的可笑不是哭本身，而是哪有人選舉選成這樣的？就好像賽跑時哪有人會邊跑邊哭，向其他選手哭訴拜託跑慢一點，讓我贏，我贏一次或兩次之後就一定會讓你贏。 <text:line-break/><text:line-break/>基層選舉確實經常會有這類 "協商"，而且往往還會帶槍帶刀出席，加強協商的 "說服力"。但是，總統選舉哪有水平這麼低的？就算要協商也不是比賽快結束時才來協商。這有個選舉術語就叫做 "搓圓仔湯"，在選舉開跑前就會先把主要對手給搓掉，看是用錢買賣或動刀槍，通常是兩者兼具。 <text:line-break/><text:line-break/>哭，通常也是催票很有用的一招。許多時候是候選人全家老小會一起出來哭，個個哭成淚人兒，有的還會跪著哭。1992年，陳其邁的父親陳哲男 (過去是李登輝的愛將，後來成為阿扁的心腹，是個大貪官) 出來選立委，投票前夕就是和他太太兩人一起哭，而且是跪在宣傳車上沿路哭，終於當上立委。 <text:line-break/><text:line-break/>基本上，我不認為郭董是故意要哭給大家看以騙取同情票。當然，他心裏究竟怎麼想，沒法確知，我只是憑感覺那應該不是苦肉計，而是身心俱疲的自然反應；畢竟每天拼命撒錢、每天搞抹黑，選得那麼辛苦，卻還是無法穩操勝券，心中感受當然不好。 <text:line-break/><text:line-break/>姑且不說或明或暗的各種針對韓國瑜的造謠抹黑 (指控韓國瑜有私生子一事，雖是綠營吳董--吳子嘉所造謠，但他造謠前後頻頻喬裝易容，偷偷摸摸和郭台銘的一位親信接觸)，光說幼稚可笑的部份： <text:line-break/><text:line-break/>郭台銘很明顯有一種隨口說謊造謠的習慣。說謊造謠是很卑鄙的，但我想說的是它的可笑與幼稚成份。比方說，國民黨參選人都必須簽署一份公約，規範種種選舉作為，例如不可用奧步，不可脫黨參選等等。但是，郭董就是不肯簽，而且還叫其他參選人也統統不要簽。但是，大家還是馬上全都簽了。 <text:line-break/><text:line-break/>這事已經過了三個月，郭董還是不簽。這兩天卻突然大罵說你們怎麼不陪我一起簽？還說什麼別人都沒有親自簽 (這當然不是事實)，"為何要陷我於不義？" (實在聽不懂他在說什麼)，然後就這樣語無倫次不知道在鬧什麼，鬧個不停，說什麼他做生意簽約每次都至少要閱讀10分鐘簽約內容才會簽，為何大家簽得那麼快？真是好奇怪哦！大家聽得一頭霧水。 <text:line-break/><text:line-break/>還有，朱立倫不是糾正郭台銘一些基本數據嗎？這麼明顯而容易查證的問題，結果郭董卻很不甘願，竟然事後一直說什麼朱立倫已經跟他承認是他自己算錯，很好笑吧？怎麼會這麼幼稚？像小學生那樣。朱立倫回嗆說：郭董你是做夢夢到我去跟你認錯嗎？還公開叫郭董好好遵守選舉規範， "不要再瞎掰，不要鬼扯了"。 <text:line-break/><text:line-break/>郭董造謠說什麼他事前 "極力勸阻" 韓國瑜進中聯辦也是一例，完全不合邏輯、完全不存在的事，郭台銘居然也能隨口瞎掰得煞有介事。真是很可笑，也很可怕，他真的是 "霸氣" 到完全不在乎任何事實，隨便就能瞎掰鬼扯。後來記者跑去問他，他支吾其詞，答不上來，於是就說 "我現在要去趕車，這事就不要再講了"。 <text:line-break/><text:line-break/>還有比方說，郭董胡扯瞎掰說什麼他之所以出來參選是因為跟韓國瑜事先偷偷講好了，唯有他出面參選，才能拯救韓國瑜，讓韓可以不用選總統。這種瞎掰鬼扯的低能程度，我真是不知道該怎麼說。 <text:line-break/><text:line-break/>前些日子，也就是七月七日那一天，國民黨不是在凱道辦活動嗎？所有參選人都必須參加。但是，郭台銘卻頻頻抱怨說七月七日他有個公司在高雄要破土動工，想找韓國瑜出席典禮，但是都找不到人，然後故意說韓國瑜無心市政，人都不在高雄。你看！很低能很幼稚吧？根本沒有什麼找不到人的問題。韓國瑜也是一頭霧水說，沒有這回事啊，而且七月七月不是大家都要來台北參加活動嗎？你看，八字沒一撇的事，郭也能憑空瞎掰鬼扯。他真的是 "霸氣" 到有點脫線了。 <text:line-break/><text:line-break/>剛剛看報紙，郭台銘又瞎掰鬼扯了，說他 "驚爆：韓國瑜倘若當選總統之後，中國時報的老闆蔡衍明就會是國民黨黨主席"。為什麼會有人低能幼稚到這種地步？真是開了我的眼界。我常 "觀察" 南部一些基層選舉的候選人言行，藉以自娛，因為真的很好笑，很低能，很不可思議，程度真的非常低。想不到郭董從頭到尾演出的，除了惡毒的造謠抹黑之外，就是這一類笑死人的選舉花招。 <text:line-break/><text:line-break/>最近兩天，郭台銘又再度追著蔡英文跑，又要送她國旗帽了！硬是要逼著她戴去美國見川普。我真不知道該怎麼說才好，幼稚低能到好像完全脫離現實。而且，會有人因為他不斷追著蔡英文跑、逼她戴國旗帽出國而受到感動感召的嗎？真不知道他在想什麼。他到底出來選總統是要選個什麼碗糕？他到底知不知道自己在做什麼？ <text:line-break/><text:line-break/>候選人會去做一些事或是說一些想法，當然有個訴說對象，也就是選民；希望選民透過他所做的這些事或他所說的想法而支持他。各位想一想，倘若你是參選人，你會幼稚到每天不時要送什麼國旗帽給誰嗎？或是逼誰講話時一定要盯著你的國旗帽看以表忠貞嗎？正常人用肚臍想也知道，這些舉動毫無意義，相當無厘頭。 <text:line-break/><text:line-break/>不過，可笑歸可笑，郭董既然幼稚低能 (或說 "霸氣") 到這種程度，他肯定不會善罷干休。以他這幾天抓狂的程度來看，加上他拼命瞎掰鬼扯所謂民調不公的指控，很有可能願賭不服輸，會用盡一切可笑及可恨可鄙的手段來毀掉韓國瑜和國民黨。這叫引狼入室。吳敦義、馬英九和郝龍斌等人，把一個基本上不是國民黨的人拱出來卡韓、黑韓，打擊韓流。所謂請神容易送神難，這下如何收場？ <text:line-break/><text:line-break/>郭台銘從來就不是藍亦非綠，他跟柯文哲就像雙胞胎，方方面面都很像，遊走藍綠，圖謀一己之私。兩人之差別僅僅在於郭比較外顯，不太遮掩，而柯就很陰，再怎麼卑劣陰險無恥下流的手段都能玩得光風霽月雲淡風清。如果再加上一個阿扁，那就是鬼島三結義、三位一體了。使壞的方式各有千秋，但本質一致。 <text:line-break/><text:line-break/>================= <text:line-break/>脫黨伏筆？郭台銘向韓國瑜最後喊話「就算大哥拜託你」 <text:line-break/><text:line-break/>2019-07-11 <text:line-break/><text:line-break/>聯合報 記者王寓中╱即時報導 <text:line-break/><text:line-break/>國民黨總統初選參選人郭台銘今晚上年代政論節目「新聞面對面」接受訪問，首度透過，過去沒有想過脫黨參選，但面對國民黨初選民調顯然有問題，他將發球權丟回給高雄市長韓國瑜，表示要等到下周一看韓國瑜怎麼發球，他再來回應，等於在初選民調最後，為是否脫黨參選總統，預留伏筆。 <text:line-break/><text:line-break/>郭台銘並向韓國瑜最後喊話，表示他是韓國瑜大哥的同學，「希望你好好的思考，這一兩天，不要受外界的打擾，我覺得你是一個有擔當、有勇氣、有領袖魅力的，就算大哥做了4年，你把高雄做好了，人民自會選擇」，節目最後，郭台銘甚至向韓國瑜說出：「就算大哥拜託你」的話。</text:p>
      <text:p text:style-name="P2">陳真   |  2019.07.11 00:51   |   <text:a xlink:type="simple" xlink:href="http://palinfo.habago.org/Entry?Command=Information_PrintForum&amp;iPage=1#FORUM37658"><text:span text:style-name="T1">#</text:span></text:a></text:p>
      <text:p text:style-name="P3">唱點韓流的反調 (十一) <text:line-break/><text:line-break/>陳真 2019. 07. 11. <text:line-break/><text:line-break/><text:line-break/>底下這篇 "上報" 社論寫得很對，除了末尾的什麼 "轉型正義" 之外。 <text:line-break/><text:line-break/>人渣黨的 "轉型正義＂完全就是清算鬥爭異己，圖謀的是權力私慾，而非公義。而且，人渣黨檯面上這些人大多就是舊國民黨的餘孽，李登輝的人馬，由藍轉綠，哪兒有好處就往哪兒走，例如當家的陳明文和蔡英文及其它根本數不清的綠色民代或綠營官員。若真要轉型正義，那麼，這些打著轉型正義旗號的人渣們，就是最應該被繩之以法、被轉型正義的對象，因為他們過去為惡，現在依然為惡，甚且變本加厲，非常齷齪，毫無廉恥。 <text:line-break/><text:line-break/>更卑鄙的是，一方面無限誇大、渲染舊國民黨的惡，另一方面卻徹底美化美、日更為惡劣千百萬倍的血腥惡行，甚至讓台灣變成美國人、日本人的狗，拼命打擊相對良善千百萬倍的對岸政權。甚至當狗還不夠，在人渣黨的帶領下，這幾年更是積極往蚯蚓的方向走，想以台灣為餌，拿台灣人當人肉炸彈去引爆台海衝突，藉以重傷對岸。 <text:line-break/><text:line-break/>不過，我現在不是要講這個。現在只是要唱點韓國瑜的反調。就如這篇 "上報" 社論所說，我完全相信韓國瑜當年的選票投給了方素敏，但是票投黨外的幾年後，他整個人卻投入當年仇視黨外仇視得最厲害的軍方勢力，成為軍系立委，成為打壓黨外人士的急先鋒。 <text:line-break/><text:line-break/>這究竟是什麼樣的一種心態？過去我不明白，後來歷盡了點滄桑，似乎就懂了；也許很多人始終很難跳脫他既有的生命經驗和身份認同。這類彷彿屬於 "血統性" 的東西，往往成為無可質疑的基本真理架構，藉以檢驗一切人事物的是非。就如同當下許多高唱台灣血統論的人，他根本不會在乎什麼是非善惡，綠營就算再怎麼惡搞也無所謂，因為血統本身已經定義了敵我，定義了是非。 <text:line-break/><text:line-break/>我不認為應該像在搞文革那樣去追究每個人過去的是是非非，因為，倘若真要這樣搞，那豈不是等於要審判2300萬個受審者？畢竟在過去那樣一種年代，能有幾個人膽敢站在統治者的對立面、迎向槍炮黑牢？幾乎是零。 <text:line-break/><text:line-break/>就算時下這個綠油油的年代也一樣，幾個人敢說統一？幾個人敢說大陸的好話？幾個人膽敢在自身的工作環境或校園裏頭成為異類，公然地站在整個齷齪綠營及人渣黨的對立面？依舊少之又少。日後若要清算？幾個人敢說一身清白？ <text:line-break/><text:line-break/>對於歷史過往，我的基本態度是這樣：不能拿歷史充當政治鬥爭工具。但這並不意味著我們應該忘掉過去，更不意味著我們應該在基本是非上和稀泥。有句老掉牙的話："可以原諒，但不能遺忘＂，依舊有它的道理在。 <text:line-break/><text:line-break/>否則，若要說私人仇恨，國民黨欠我的還會少嗎？但我不會把過去的帳全算在現在的人頭上，更不會因為反國民黨而容忍來自人渣黨更大的卑鄙惡行。 <text:line-break/><text:line-break/>我努力把這篇寫成大白話；這麼一點極其簡單的道理，卻好像很難把它說得讓人聽懂似的。因為一般人總是講顏色、論立場，但顏色與立場這些東西 "本身＂，其實意義不大。它們的意義僅僅來自於它們當下所代表的善惡。 <text:line-break/><text:line-break/>如果要以顏色和立場為依歸，那我現在應該先去和韓國瑜打一架，以報當年黨外之仇才對，怎麼可能還支持他？同理，我之所以支持他，僅僅因為他當下之所作所為是良善的、對大眾有益的。但我雖支持他，卻也不會忘記過去他所代表的那股邪惡勢力是如何殘害我們黨外人士及一般人民。 <text:line-break/><text:line-break/>＝＝＝＝＝＝＝＝＝＝＝＝＝＝＝＝＝ <text:line-break/>社評：方素敏是這樣救贖了韓國瑜 <text:line-break/><text:line-break/>上報 主筆室 <text:line-break/><text:line-break/>2019年7月10日 <text:line-break/><text:line-break/><text:line-break/>就在國民黨總統初選白熱化之際，韓國瑜突然在接受電視專訪時透露，他這輩子第一次投票，才22歲，投的是民進黨，林義雄的老婆方素敏，「那時候覺得林義雄家遇到這種事情，我不能接受。」軍眷出身的韓國瑜把自己人生的第一張選票投給當時的黨外勢力，這說法可信嗎？先瞭解方素敏在當時到底經歷了什麼？應該能找出若干脈絡。 <text:line-break/><text:line-break/>方素敏是美麗島事件受難者林義雄的妻子，在美麗島事件隔一年（1980年）的2月20日，林義雄以叛亂罪遭起訴，並拘禁於景美軍法看守所候審。2月28日上午，軍事法庭第一次開調查庭。就在包括方素敏等所有待審的黨外人士家屬一早前往景美軍事法庭等待旁聽時，林義雄位於台北市區的住家，竟遭歹徒闖入林宅，林母林游阿­妹被殺十三刀慘死。林義雄七歲的雙胞胎幼女林亮均、林亭均各被­刺一刀由後背貫穿前胸喪命，而長女奐均被刺六刀重傷，後經急救脫險，此案至今仍未偵破，早成懸案。 <text:line-break/><text:line-break/>事件發生兩年後，方素敏「代夫出征」，以「黨外」的身份投入當屆的增額立委選舉；個性內向的方素敏雖不擅言詞，但只要每當方素敏站上演講台，台下成千上萬的支持者隨即哭成一團，群眾將對林宅血案的憤恨與同情全部投射在方素敏身上，果然讓她拿下了破紀錄的12萬1204票，成為該選區最高票當選人。 <text:line-break/><text:line-break/>至親幼女遭逢慘案，兇手卻無處可尋，這個痛有多痛呢？20年後（公元2000年）的二二八，方素敏寫一封《寄不出去的悄悄話》與她一雙早夭的愛女隔空對話，文章中寫道： <text:line-break/><text:line-break/>「妳們一定無法理解為什麼、為什麼、為什麼突然間妳們就這樣走了，為什麼不能再去幼稚園、為什麼不能再唱我的邦妮、為什麼不能再讓爸爸兩手抱兩個比比看誰比較重...亮均亭均，對不起，媽媽沒有辦法回答這些問題，因為媽媽自己也不明白，二十年前不懂，二十年後，媽媽還是不懂，只是，媽媽已經不再像從前那麼愛哭了。」 <text:line-break/><text:line-break/>而談到她的參選，方素敏寫道： <text:line-break/><text:line-break/>大家都以為媽媽是「代夫出征」，可是只有媽媽心裡曉得，媽媽其實是代替亮均亭均與阿嬤站出來的；每次一站到台上，寒風中看見台下成千上萬的憂慮哀傷的眼神，媽媽的淚水就忍不住流滿面，可是，即使泣不成聲，媽媽也忍著撐在崩潰的邊緣，一字一句大聲地把話說出來，讓所有的人知道妳們的事情，希望發生在我們家的悲劇不要再重演。 <text:line-break/><text:line-break/>韓國瑜的說法顯然弄錯了若干基本資料：第一、韓國瑜是1957年次，1983年他26歲，而非22歲；第二、當時戒嚴，沒開放黨禁，民進黨還沒成立，一般人稱那些有別於國民黨的反對勢力叫「黨外」，它們是「沒有黨名的黨」，不過那已是三十多年前的記憶了，許多人混淆其中的可能性是存在的。 <text:line-break/><text:line-break/>韓國瑜是不是那次選舉裡投給方素敏的12萬1204人之中的一個？這當然不會有證據，但也不無可能。事實上，儘管當時處於資訊封閉的戒嚴時代，但只要有基本是非判斷能力的人，都大概知道林義雄一家發生了什麼事。既是戒嚴時期，「叛亂犯」的家一定遭到全天候監控，豈可能有任何人能夠躲過監視，闖入家中殺害一個老太太與三名幼女？ <text:line-break/><text:line-break/>如此人神共憤的行徑絕不見容於天地。所以在秘密投票裡為方素敏「申冤」，正是許多身在戒嚴體制卻無能為力者的救贖。 <text:line-break/><text:line-break/>不過，在「投票」給方素敏的七年後，韓國瑜隨即在國民黨最保守的黃復興黨部支持下，順利當選當時的台北縣議員，繼而擔任連續三屆的立法委員。一方面因為「理想」，所以票投黨外，希望為受難者出口氣，另一方面因為「現實」，積極地投入黨國，為自己的仕途而努力。這像極了前中研院研究員吳乃德所言：「台灣政治迫害非常體制化」。因為體制化，所以身在其中者絲毫不以為恥，對別人遭受的迫害裝作無感，甚至認為「這個政府做這麼好」、「這些（迫害鎮壓）是應該的」。 <text:line-break/><text:line-break/>韓國瑜如果真想拿曾經「票投方素敏」標榜自己，那就該自問：如果他是方素敏，會怎麼面對慘死的老媽媽與兩個幼女？又會怎麼看待屠戮她全家的政權？會不會以為那些在搞轉型正義的都是「政治鬥爭、政治追殺」嗎？會認為「過去的事都不必再提」嗎？還會說出「經濟一百分、政治零分」的言論？先試著回答上述幾個問題，就知道這是他的誠意初心或者胡口騙票。</text:p>
      <text:p text:style-name="P2">陳真   |  2019.07.10 18:44   |   <text:a xlink:type="simple" xlink:href="http://palinfo.habago.org/Entry?Command=Information_PrintForum&amp;iPage=1#FORUM37657"><text:span text:style-name="T1">#</text:span></text:a></text:p>
      <text:p text:style-name="P4">這個人渣就是 CIA 的走狗，在台港兩地興風作浪。 <text:line-break/><text:line-break/>陳真2019. 07. 10 <text:line-break/><text:line-break/>============= <text:line-break/>「肥佬黎」訪白宮氣壞北京》中國當局痛批黎智英「民族敗類」，黎妙回：被中國人指控是我的榮幸！ <text:line-break/><text:line-break/>風傳媒 <text:line-break/><text:line-break/>李忠謙 <text:line-break/>2019年7月10日 <text:line-break/><text:line-break/>別名「肥佬黎」的壹傳媒創辦人黎智英8日訪問美國，獲副總統彭斯與國務卿龐畢歐在華府親自接見。除了傳媒大亨的身份，《自由亞洲電台》強調黎智英向來被香港親共媒體指為民主派金主，他雖然不願對外透露拜會華府的溝通內容，但仍引來北京當局的批評謾罵。除了中國外交部發言人批評美國政府「干涉中國內政」，外交部駐港公署更痛批黎根本是「民族敗類」。</text:p>
      <text:p text:style-name="P2">陳真   |  2019.07.10 17:32   |   <text:a xlink:type="simple" xlink:href="http://palinfo.habago.org/Entry?Command=Information_PrintForum&amp;iPage=1#FORUM37656"><text:span text:style-name="T1">#</text:span></text:a></text:p>
      <text:p text:style-name="P3">卡韓政變 (114)：人渣黨有出息點！ <text:line-break/><text:line-break/>陳真 2019. 07. 10. <text:line-break/><text:line-break/><text:line-break/>台灣這二十年來的狀況是這樣： <text:line-break/><text:line-break/>只要是綠的，每天造謠抹黑，栽贓嫁禍，貪污舞弊，或是拼命傷害人權，不管如何無恥下流，統統都沒關係。但是，只要是異己或對綠色稍有不敬者，只要有點小疏失，馬上無限渲染，拼命抹黑，偵辦追捕；或是根本連一點問題也沒有，照樣大肆抹黑，乃至大舉抄家，進行司法迫害 (例如韓國瑜就是這樣從北農總經理的位置上被人渣們趕下來)；要不就是大扣紅帽子，加以妖魔化，打成過街老鼠。 <text:line-break/><text:line-break/>最近，人渣黨一方面把過去的政治案件全說成政治迫害，加以所謂 "平反"，並歌頌其偉大，以無限擴大 "萬惡國民黨" 所謂 "反民主" 的罪行，並突顯自己是如何捍衛x它媽的什麼民主自由。另一方面，卻又通過專門針對大陸的什麼國安五法，以捍衛x它爸的什麼民主自由，包括什麼對中共官員或對岸政治象徵如國歌國旗國徽拍手鼓掌或起立致敬等等等，或是參加對岸的任何具有所謂政治意涵的活動，或是支持或協助發展對岸的什麼組織與活動，或是提供對岸各種組織相關資訊等等等，居然都可以用所謂 "妨礙國家尊嚴" 的罪名來把人打入黑牢，或是取消退休金，或裁罰千萬元巨額罰款等等。 <text:line-break/><text:line-break/>更泯滅人性的是，為了打擊韓國瑜之幫助農漁民銷售農漁產品到大陸，居然也要論罪；居然立法不准大陸公司採購，否則就有通匪與接受陸資贊助以妨害台灣x它媽的什麼民主自由之嫌。這還有人性嗎？這些人渣真的是瘋了。 <text:line-break/><text:line-break/>總之，只要你跟大陸有任何接觸，人渣們隨時都有可能把它解釋成 "妨礙國家尊嚴"，然後把你繩之以法。種種修法行徑，比起過去的國民黨還惡劣，還更下流。人渣黨的那些文人走狗們，每天高喊捍衛x它媽的什麼民主自由，不但對此不覺得荒唐與憤怒，反而高聲叫好。 <text:line-break/><text:line-break/>因此，我始終相信一件事：企圖跟人渣黨這些人渣政客及其文人走狗們講道理是完全沒有意義的，人渣們豈有可能不知道自己在胡作非為？二十幾年來，他們擺明就是要這樣胡作非為，以確保一己權位，打算世世代代永遠撈個不停。你怎麼可能會想要去跟一群政治歹徒講道理呢？他們難道會不知道這些行徑之極端卑劣無恥？ <text:line-break/><text:line-break/>也就是說，根本沒有什麼道理好講，這一切就是鬥爭；倘若鬥不過人，就只好任人渣宰割，任人渣貪贓枉法。事情就這麼簡單。 <text:line-break/><text:line-break/>不過，我倒是很歡迎人渣們繼續惡搞。我最受不了的並不是他們之胡作非為，而是最受不了 "做半套"。你要作惡就有出息點啊，大膽一點，別這麼窩囊啊，別老是挑一些軟柿子捏，也不要這麼客氣；有出息點，拿出狠勁來，看是要槍斃或來個大逮捕都很棒，看是要八年、十年或無期徒刑或槍斃都行，紮紮實實來個名符其實的政治鎮壓，而不是只會搞些窩囊小花樣，真是很沒出息。 <text:line-break/><text:line-break/>================= <text:line-break/>涉惡意扭曲蘇貞昌摔筆影片 詹姓工程師遭逮 <text:line-break/><text:line-break/>2019/07/10 <text:line-break/><text:line-break/>（中央社記者黃麗芸台北10日電）網路流傳行政院長蘇貞昌出席殉職警員李承翰告別式的簽名摔筆影片。刑事局積極追查假訊息來源，發現詹姓工程師涉嫌重大，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發現新北市一名詹姓工程師涉嫌重大。全案訊後已將相關卷證，依法移送。 <text:line-break/><text:line-break/>刑事局呼籲，民眾針對來源不明訊息應遵循「迅速查證、不要傳播、獲正確資訊後幫助澄清」等原則處理，若製造或散布不實消息，可依社會秩序維護法第63條第5款規定，散布謠言足以影響公共安寧者，可處3日以下拘留或新台幣3萬元以下罰鍰。（編輯：李亨山）</text:p>
      <text:p text:style-name="P2">李念淨   |  2019.07.10 15:15   |   <text:a xlink:type="simple" xlink:href="http://palinfo.habago.org/Entry?Command=Information_PrintForum&amp;iPage=1#FORUM37655"><text:span text:style-name="T1">#</text:span></text:a></text:p>
      <text:p text:style-name="P4">涉惡意扭曲蘇貞昌摔筆影片 詹姓工程師遭逮 <text:line-break/><text:line-break/><text:line-break/><text:line-break/><text:line-break/><text:line-break/>最新更新：2019/07/10 14:11 <text:line-break/>https://www.cna.com.tw/news/firstnews/201907105004.aspx <text:line-break/><text:line-break/>（中央社記者黃麗芸台北10日電）網路流傳行政院長蘇貞昌出席殉職警員李承翰告別式的簽名摔筆造謠影片。刑事局積極追查假訊息來源，發現詹姓工程師涉嫌重大，他昨天到案後悔不當初，全案依法移送裁處。 <text:line-break/><text:line-break/>近日網路流傳一則蘇貞昌出席李承翰告別式的影片，直指蘇貞昌出席李承翰喪禮摔筆，實際上影片為蘇貞昌出席某屏東鄉親告別式的畫面，並非李承翰告別式。 <text:line-break/><text:line-break/>刑事局今天表示，經偵查第九大隊積極追查此不實訊息來源，發現新北市一名詹姓工程師涉嫌重大，於昨天通知到案說明，他對於在臉書上張貼不實訊息，導致眾多網友轉傳、以訛傳訛，深感後悔。 <text:line-break/><text:line-break/>全案詢後已將相關卷證函請新北市警察局依法移送裁處。 <text:line-break/><text:line-break/>刑事局呼籲，民眾針對來源不明訊息應遵循「迅速查證、不要傳播、獲正確資訊後幫助澄清」等原則處理，若製造、散布不實消息，可依社會秩序維護法第63條第5款規定，散布謠言足以影響公共安寧者，可處3日以下拘留或新台幣3萬元以下罰鍰。（編輯：李亨山）1080710 <text:line-break/><text:line-break/>===== <text:line-break/><text:line-break/>馬上就有一個行政效率浮動的例子 <text:line-break/>去年造謠大阪淹水撤僑不力的idcc，花了大半年才查到跟謝長廷的子弟兵楊蕙如有關，但到現在都毫無下文 <text:line-break/><text:line-break/>這個工程師只是影片的說明不對而已，應該是其他場合，警察就這樣大喇喇火速把人抓起來，太可笑了</text:p>
      <text:p text:style-name="P2">欧阳阳   |  2019.07.10 12:07   |   <text:a xlink:type="simple" xlink:href="http://palinfo.habago.org/Entry?Command=Information_PrintForum&amp;iPage=1#FORUM37654"><text:span text:style-name="T1">#</text:span></text:a></text:p>
      <text:p text:style-name="P3">1000塊香蕉煎餅事件中被設計陷害的韓粉大媽 <text:line-break/>https://youtu.be/9d1OcxDUDII</text:p>
      <text:p text:style-name="P2">陳真   |  2019.07.10 11:27   |   <text:a xlink:type="simple" xlink:href="http://palinfo.habago.org/Entry?Command=Information_PrintForum&amp;iPage=1#FORUM37653"><text:span text:style-name="T1">#</text:span></text:a></text:p>
      <text:p text:style-name="P3">有些藝術，曲高和寡，例如蘇古諾夫、高達、侯孝賢、多藍、柏格曼...有些則雅俗共賞，例如這部寄生上流。導演奉俊昊說，"這是一部沒有小丑的喜劇，沒有壞人的悲劇"。大家看完肯定也不會在好壞之間選邊靠，更不會發神經說一定要把哪個壞人判死刑抓去槍斃，否則就是恐龍法官。 <text:line-break/><text:line-break/>可是，一離開戲院，回到現實中，為何又整個不一樣了呢？一種奇怪的暴民式 "正義感" 馬上大發作。例如最近的火車殺警案，誰幫凶手講話，誰就會變成全民公敵，甚至會有各方 "正義使者" 來威脅要殺你、要給你好看。 <text:line-break/><text:line-break/>可是，如果你能理解藝術，為何不能理解現實？一個人看待世界的眼光，難道會因地制宜而有什麼不同？早上晚上不一樣？死者可悲，凶手難道不也一樣值得憐憫？死者有其生活血肉與悲歡，值得同情，凶手的生命難道就只是一片空白與猥瑣？只是一個持刀殺人的空洞驅殼謂之 "歹徒"？難道你我會犯下這個案子？難道你我之所以不會犯下這個案子是因為我們比較高貴、比較有正義感？ <text:line-break/><text:line-break/>老實說，我倒覺得在一旁袖手觀看、嘻戲、拍照錄影的一堆 "觀眾" 比較像歹徒。更像歹徒的是促成這個社會現狀與結構的政客以及你我每個人。殺他的不僅僅是凶手上的那把刀，更是某種可變或不可變的社會結構與人性。 <text:line-break/><text:line-break/>我念大學時因為極端貧窮，根本不可能有錢買火車票，每次就像小偷一樣，一路保持高度警戒，前後張望，看列車長有沒有來查票，一看到他遠遠走來，我就躲入廁所，或是趕緊跑到遠一點的車廂，到了下一站就跳下車，然後再從已驗過票的另一頭車廂上車。 <text:line-break/><text:line-break/>不過，還是有幾次失手，其中有兩次被逮到之後還被通報了高醫校方，但我根本拿不出錢來；要錢沒有，要命一條，於是跟火車站務處的人起了口角衝突，只差沒打架，但他們叫來了警察。警察根本不相信我是高醫學生，他認為我是遊民。 <text:line-break/><text:line-break/>我確實有一陣子就 "住" 在高雄火車站，每天晚上跟警察捉迷藏。火車站深夜會關閉，警察會來驅趕所有人，但外頭實在太冷或蚊子多(請見舊文 "回家的路"，裏頭好像有提到我在黑夜中像盲劍客一樣一個晚上打死上百隻蚊子)，所以當警察巡邏完畢，我就單手跨越車站出口處的欄杆，再度溜進去候車室大廳睡覺。 <text:line-break/><text:line-break/>這個單手側身跨欄的帥氣動作，我不知道做過幾百次了，直到現在，每當我看到各地火車站的出口處柵欄，就忍不住技癢想再跨一次。 <text:line-break/><text:line-break/>我現在搭車都會乖乖買票，不是因為我道德提昇了，而是因為我已經不再貧窮，我付得起這一點錢。 <text:line-break/><text:line-break/>好久沒聽這首歌了，讓我想起很多往事；有些已成回憶，有些則還在未定之天，但都一樣美麗，一樣可悲： <text:line-break/><text:line-break/>https://bit.ly/1IEVC17 (我最愛下水道划船那一幕) <text:line-break/><text:line-break/>https://bit.ly/2MWCgcX <text:line-break/><text:line-break/>Those who have seen your face <text:line-break/>Draw back in fear <text:line-break/>I am the mask you wear <text:line-break/><text:line-break/>It's me they hear... <text:line-break/><text:line-break/>Your/My spirit and my/your voice <text:line-break/>In one combined <text:line-break/><text:line-break/>The Phantom of the Opera is there <text:line-break/>Inside my/your mind....</text:p>
      <text:p text:style-name="P2">吳言   |  2019.07.10 09:38   |   <text:a xlink:type="simple" xlink:href="http://palinfo.habago.org/Entry?Command=Information_PrintForum&amp;iPage=1#FORUM37652"><text:span text:style-name="T1">#</text:span></text:a></text:p>
      <text:p text:style-name="P3">假日在電影院，寄生上流(韓國片)，可能因為金棕梠加持吧!連續三場都滿座，買不到票。同時播映的有另一個片子，寄生下流。(是日本片)。當場心裏就覺得，應該很多人會買錯吧! 果然過兩天就有新聞出來。 <text:line-break/>https://reurl.cc/oGrAg <text:line-break/><text:line-break/>很有趣的事情。</text:p>
      <text:p text:style-name="P2">陳真   |  2019.07.10 03:17   |   <text:a xlink:type="simple" xlink:href="http://palinfo.habago.org/Entry?Command=Information_PrintForum&amp;iPage=1#FORUM37651"><text:span text:style-name="T1">#</text:span></text:a></text:p>
      <text:p text:style-name="P3">卡韓政變 (113)：我所認識的韓國瑜 <text:line-break/><text:line-break/>陳真 2019. 07. 10. <text:line-break/><text:line-break/><text:line-break/>我曾見過一個人，只是見過，談不上認識，是個女的，身家好幾百億，生意做得虎虎生風很嚇人；她賺一星期的所得，我恐怕得過勞工作一百多年。但是，讓我很訝異的是，對方卻是個真正意義上的草包，也許比郭董好一些，但智能與見識水平真的非常可怕。還有一點跟郭董也很像，那就是兩人都很有 "霸氣"；從頭到尾，我發現她都是用下巴看我，用鼻子跟我說話。 <text:line-break/><text:line-break/>在那之後，我常常想，也許應該發明一種嶄新的 "智商" 種類，才有辦法解釋這樣一些頭腦不太靈光、理解力也很差的人，為何可以日進斗金財源滾滾。我也曾經想過，也許這是一種跟智能無關的本事，類似 "厚黑學"，類似詐騙集團，只要臉皮厚、心肝黑，就能撈到很多錢，或是有錢有權，名利雙收。 <text:line-break/><text:line-break/>當然不是說有權有錢者就是厚黑教主，而是說：倘若以為一個人有錢有權就等同於很有見識和能力，那純粹是一種錯覺，沒這回事。從郭董這三個月來不惜犧牲色相的演出，你就能清楚驗證這一點。 <text:line-break/><text:line-break/>不過，智能並不重要，因為，除了歷史上極少數的幾位天才之外，一般人的智能其實沒有太大的差別；差別是在於對自己智能程度的真實認識。有些人很笨，卻以為自己很聰明，那就是草包，例如柯文哲。 <text:line-break/><text:line-break/>反之，有些人明明很聰明，談吐不俗，內涵動人，卻完全不以之為傲，不張揚，甚至還貶低自己，那麼，這樣的人自然就有了一種理解人事物的深度和高度，例如韓國瑜。 <text:line-break/><text:line-break/>我講這話完全由衷，絕無一絲抬舉。我平常聽人講話或看人寫東西，總覺得很乏味很蒼白很空洞，乃至很不自然，很造作，很少有驚豔之感；韓國瑜算是一個例外，我很享受聽他講話。 <text:line-break/><text:line-break/>我常納悶：人們不也大多接受過所謂高等教育嗎？那些知識、思想或種種微妙事物與體悟等等等，為何完全沒有和他們的生命產生一絲連結？那些教育內容全跑到哪去了？他們也許有著某種專業或技藝，但除此之外，一片荒蕪，實在完全稱不上是個知識份子。 <text:line-break/><text:line-break/>但是韓國瑜卻屬於極少數，他像個活生生的人，豐富的內涵與深度。在我的理想世界中，這才稱得上是個知識份子或讀書人，稱得上是個受過教育的人。 <text:line-break/><text:line-break/>我講這些全屬肺腑之言，除了學姊之外，不敢祈求任何知音。 <text:line-break/><text:line-break/>我常想起我的一位偶像，四百七十二年前誕生的一個西班牙人，叫做塞萬提斯；跟沈從文一樣，當過軍人，沒受過多少教育，但他寫的東西卻從小陪伴我長大，至今依舊擺在我書桌上，影響很深。 <text:line-break/><text:line-break/>我不是說韓國瑜就是塞萬提斯，我不知道他是或不是，我不足以用那樣的高度來評價他。我只是常常因為韓國瑜而想到塞萬提斯以及他筆下那個可笑又可憐、可悲又可敬的中古騎士--唐吉訶德。某個意義上，不論選舉勝負，我想他理當也會有著跟唐吉訶德一樣的悲劇結局；也許，那也會是你我的共同宿命。過去的生活教了我最重要的一課，讓我對未來總是有著揮之不去的悲觀。 <text:line-break/><text:line-break/>波蘭導演奇士勞斯基有句名言說，"我唯一的優點是：我悲觀"。我可能不只悲觀，許多時候跡近絕望。 <text:line-break/><text:line-break/>我不知道韓國瑜有沒有讀過唐吉訶德？倘若讀過，不知是否會感同身受、悲從中來？</text:p>
      <text:p text:style-name="P2">陳真   |  2019.07.09 17:56   |   <text:a xlink:type="simple" xlink:href="http://palinfo.habago.org/Entry?Command=Information_PrintForum&amp;iPage=1#FORUM37650"><text:span text:style-name="T1">#</text:span></text:a></text:p>
      <text:p text:style-name="P4">卡韓政變 (112)：姓郭的不會善罷干休 <text:line-break/><text:line-break/>陳真 2019. 07. 09. <text:line-break/><text:line-break/><text:line-break/>早上，送小孩上學途中遇到下雨，跑去超商躲避，看到架上 CIA 日報 (蘋果日報) 頭版頭條，用一種很驚悚誇張的方式 "驚爆" 什麼 "綠營灌票給某人"，這個 "某人" 指的是韓國瑜，旁邊則用誇張字體寫著 "郭台銘表示連柯文哲都知道我會被民調做掉"。 <text:line-break/><text:line-break/>很卑鄙吧！我真是很無言。事實上，只有郭才會用骯髒手段想做掉韓國瑜。這些混蛋，每天正事不做，想方設法就是搞一大堆卑鄙手段，做賊喊捉賊。綠營如果真的希望韓國瑜代表國民黨參選，還會聯手郭台銘每天照三餐抹黑他、把他打成過街老鼠嗎？ <text:line-break/><text:line-break/>幾個月來，郭台銘結合民進黨及什麼時代力量和一大堆綠媒及藍綠媒體人聯手抹黑韓國瑜，無所不用其極，鋪天蓋地，無日無之，真是荒唐到極點。這樣一個候選人，理應馬上開除黨籍並以違反選罷法移送法辦才對，而國民黨居然可以無限容忍。 <text:line-break/><text:line-break/>一方面，用盡奧步抹黑韓國瑜，另一方面，卻又和綠營一起對外假裝說綠營正極力灌票給韓國瑜。這樣一個心術不正品性卑劣的人，也會有人支持？究竟是支持他哪一點我真是想不通。不管是能力與人品，全是下下作，低能又缺德，滿腦子奧步，講話顛三倒四、信口開河，非常窩囊沒出息的一個人。每天就是抹黑造謠與做秀，他好像以為大家全是白痴，隨便就能唬弄。完全沒有做為一個人應有的基本正直，更不用說福國利民的心思；完全就是不擇手段，一心就是要贏。 <text:line-break/><text:line-break/>現實世界真是比廉價小說還要戲劇化，人事物非常典型，不用化妝、不用排演就能直接上場。 <text:line-break/><text:line-break/>這場完全不公平的比賽，到最後誰會勝出我不知道。但我相信，這位姓郭的倘若敗選，絕對不會認輸。他現在就已經在打預防針、做預告了，先告狀說萬一輸了，就是被做掉，因此必須參選到底。他有兩種可能作法：一是脫黨參選，一是暗助綠營或結盟姓柯的，雙方利益交換，繼續攻擊韓國瑜，做為一種不被提名的報復。 <text:line-break/><text:line-break/>至於王金平，也很有可能參選。當然，選不選是他們的自由。問題不在參選與否，而在於是否正直行事、不耍奧步。這場所謂總統大選，八字都還沒一撇，就已如此齷齪，往後如果是韓國瑜出線，恐怕又會有更齷齪的戲碼在等著他。這樣一種奧步百出的所謂民主，每天折騰這個社會，操弄是非，糟蹋人心，毀棄公義，你真覺得很光榮嗎？</text:p>
      <text:p text:style-name="P5"/>
      <text:p text:style-name="P2">老羊   |  2019.07.09 06:18   |   <text:a xlink:type="simple" xlink:href="http://palinfo.habago.org/Entry?Command=Information_PrintForum&amp;iPage=1#FORUM37649"><text:span text:style-name="T1">#</text:span></text:a></text:p>
      <text:p text:style-name="P3">補充一下。自館長表示自己健康狀況不良之後，練喻軒在臉書上提出以下五點；第一點已經是給館長鋪了紅地毯、撒滿了玫瑰花瓣的台階下了，可是還有很多覺醒勇敢的台灣青年們說是練龜縮了，沒種了。 <text:line-break/><text:line-break/>我真的只能呵呵。 <text:line-break/><text:line-break/>*************************************************** <text:line-break/><text:line-break/>得知館長身體不適和可能會遭遇的一些問題，所以做出以下方案希望進行協商， <text:line-break/>一：練喻軒與館長比賽仍為三分鐘，拳擊規則，練喻軒只進行防禦技術不能還手，否則算輸，如果館長三分鐘內不能ko練喻軒，館長自己決定比賽結果； <text:line-break/>二：練喻軒週一開始繼續辦理入台證件，萬一出現問題會及時公佈相應證據，並商議邀請館長及其團隊到任何雙方可以去到的國家進行交流，練喻軒方負責全部開銷花費，可簽署協議情況下立即支付； <text:line-break/>三：交流無論在哪都希望公開，包含任意媒體記者電視台和民眾前來參觀，不做任何商業售票行為； <text:line-break/>四：希望大家給予雙方理解，不要再為此去互相辱罵影響兩岸同胞感情，大陸同胞大度一些，我們需要寬容，努力得到被認可和尊重而不是恐嚇式的辱罵自己同胞 <text:line-break/>五：此次就是一場交流，雙方僅代表個人，不要再任何政治升級，也希望媒體不要再大肆渲染 <text:line-break/><text:line-break/>在得到具體簽證信息之前，不再做任何回應，希望大家給予理解和耐心等待，我們對館長是絕對的尊重和佩服 </text:p>
      <text:p text:style-name="P2">陳真   |  2019.07.09 02:04   |   <text:a xlink:type="simple" xlink:href="http://palinfo.habago.org/Entry?Command=Information_PrintForum&amp;iPage=1#FORUM37648"><text:span text:style-name="T1">#</text:span></text:a></text:p>
      <text:p text:style-name="P4">卡韓政變 (111)：呼籲館長勇敢應戰！ <text:line-break/><text:line-break/>陳真 2019. 07. 09. <text:line-break/><text:line-break/><text:line-break/>我真是越寫越低俗了，沒辦法，大家忍著點，畢竟台灣事千奇百怪。 <text:line-break/><text:line-break/>12年前剛回台時，我不知道誰是郭台銘。但是很奇怪，報紙經常提到此人，一會兒說他跟哪個女明星如何如何，一會兒又討論他的舞姿如何曼妙，好像他的一言一行都很重要似的。在這小島上，你就算非常非常不想知道某些人事物，也幾乎是不可能。 <text:line-break/><text:line-break/>大約幾個月前，我又如雷貫耳聽到什麼館長館長館長，幾乎每天照三餐都有他的新聞，全是腦殘內容，毫無營養可言。 <text:line-break/><text:line-break/>頭一次聽到什麼館長，是聽護士提起，我一頭霧水，於是談話無疾而終，因為我根本不知道什麼館長。我還反問 "是什麼單位"？一開始以為是在講醫院裏的哪個單位的主管。 <text:line-break/><text:line-break/>這樣一個絲毫看不出任何關注價值的人，卻是這島上的王似的，據說有幾萬或幾十萬的追隨者，儼然台灣之光。各家媒體更是每天照三餐報導他的一言一行，動輒幹你中國的娘，操你中國的媽，解放軍有種馬上給我打過來...蠢話傻話一堆，囂張跋扈耀武揚威。最近更是每天謾罵羞辱韓國瑜，言行相當沒品。 <text:line-break/><text:line-break/>我不是第一天才剛出社會，一聽就知道是個商人，頂多前面多加幾個字 "肌肉發達的" 商人，努力向主流表態，賺點政治財，但卻越來越囂張，動輒武力吆喝，好像會打架很厲害似的。 <text:line-break/><text:line-break/>我生平只打過一次架，然後就被幼兒園給提早畢業了，前後只念不到半年的幼兒園。原因是這樣：我上學坐爸爸的機車，放學就搭娃娃車回家，採自由座方式，有空位就坐。幼兒園裏有個穿長統襪的男同學。在我那年代，有錢人才會穿長統襪，所以我不爽他已經很久了。他每次上娃娃車，不但自己找座位坐，而且還會先多搶佔身邊一兩個座位，讓給那些他喜歡的女同學坐。 <text:line-break/><text:line-break/>有一天，一個小兒麻痺的同學看到有座位想坐下，那個穿長統襪的竟然用力把他推開，不准他坐。於是他又找另一側的座位坐，想不到穿長統襪的居然馬上把腳伸出來，霸佔那個座位，還是不准他坐。 <text:line-break/><text:line-break/>我在旁邊看到了這一幕，不知哪來的憤怒，於是就朝他鼻子給了他一拳，立即流了很多鼻血，血流如注，嚇壞園方。後來，聽說對方家長也出面了，我沒什麼記憶，只知道爸媽怕我又惹事，於是就讓我提早 "畢業"。 <text:line-break/><text:line-break/>這是我生平打過唯一的一次架。正確地說，不是打架，而是打人。 <text:line-break/><text:line-break/>上小學之後，因為受李小龍影響，想練拳腳功夫，後來決定練鐵沙掌。我跟我大哥各騎一輛腳踏車，從安平海邊沙灘運回了好幾箱沙子，我還往裏頭添加許多小石子，每天戳沙苦練。 <text:line-break/><text:line-break/>後來有一天，我哥說：等你練好了鐵沙掌，手掌就變粗了，這樣你以後怎麼當醫生給病人開刀？我一聽，覺得很有道理，於是我的武學之路就此中斷。但是，我的武學思想卻持續受到李小龍的影響而大幅提昇。 <text:line-break/><text:line-break/>周星馳說他對李小龍其人其思知之甚詳，研究得很透徹。我很好奇，難道世界上還會有比我更了解李小龍的人？李小龍也是念哲學。我讀過他很多書，包括他自己寫的截拳道，英文的，李小龍口述，由他的美國太太記錄。 <text:line-break/><text:line-break/>李小龍對於武學的想法，跟維根斯坦的思想非常接近 (我寫過不少相關文章，可惜現在都找不到了)，基本精神幾乎可以說一模一樣。毫無疑問，李小龍一定也很喜歡維根斯坦。 <text:line-break/><text:line-break/>之所以講這些，我只是想說：像什麼館長那樣一種動輒打打殺殺的囂張氣燄，究竟是哪一點吸引人，我還真不明白。就算是打架本身，應該也不是癡肥粗壯就能打吧？李小龍身高比我高兩公分，體重還少了我 6公斤，只有館長體重的一半。可是，若真要打架，我看二十個館長也打不過一個李小龍。 <text:line-break/><text:line-break/>最近大陸有拳賽高手看不慣館長的囂張，發出挑戰書。我原本很期待我已鼓吹多年的 "哈巴狗盃兩岸統獨擂台賽" 終於可以實現！！想不到剛才有人傳一個影片給我，頓時令我心碎，請看： <text:line-break/><text:line-break/>https://bit.ly/30oio9c <text:line-break/><text:line-break/>館長竟然不打了！天啊！不是說有多厲害嗎？怎麼可以怯戰呢？兩岸前途就看這一場生死戰了不是嗎？館長說，他血脂超標，不能打架。但我做為一個醫生，老實說，這種藉口是完全不成立的，血脂跟比武有啥關係？在此呼籲：館長勇敢應戰！ <text:line-break/><text:line-break/>=================== <text:line-break/>婷婷看世界 <text:line-break/><text:line-break/>2019年7月6日 <text:line-break/><text:line-break/>【避戰？ 中國搏擊散打冠軍約戰臺灣囂張網紅館長，出現最奇葩的避戰理由！館長：體檢證明我身體不好】 <text:line-break/><text:line-break/>名為陳之漢的臺灣網紅館長最近在網絡上很是高調，囂張跋扈大放厥詞，不僅嘴巴說話罵罵咧咧粗言穢語，而且還自吹自擂稱自己是什麽格鬥三冠王，而且至今保持全勝戰績，還侮辱大陸搏擊拳手。 <text:line-break/><text:line-break/>終於，有人看不慣館長的囂張，站出來挑戰陳之漢，他就是全國搏擊冠軍練喻軒，接著全國散打冠軍李玄武也宣布約戰陳之漢！ <text:line-break/><text:line-break/>提起練喻軒，很多人對他並不熟悉，因為國內的四大平臺似乎很少見到他的比賽，但實際上練喻軒從不高調，職業戰績也相當出眾，曾獲得WBC亞洲拳擊冠軍、WBC國際泰拳冠軍和倫披尼泰拳冠軍等多項殊榮。 <text:line-break/><text:line-break/>中國全能型搏擊天才練喻軒和全國散打冠軍、一拳一腿第一人“神獸”李玄武都在叫板網紅館長陳之漢，因為館長口氣太大，侮辱大陸搏擊拳手，說了很多大放厥詞的話，自己本身實戰能力未知，卻招攬一大批忠實粉絲和弟子，儼然一副大師模樣，練喻軒和玄武都渴望教訓一番這個大師，滅滅他的囂張氣焰，順便檢驗一下他的真實搏擊能力。 <text:line-break/><text:line-break/>隔空叫陣引起了大量海峽兩岸億萬的網民關注，可惜的是，最奇葩的避戰理由出爐了，這位40歲的館長、搏擊大師、健身教練竟然拿出了自己的體檢報告來做擋箭牌，簡直讓人無語。 <text:line-break/><text:line-break/>我們可以看到，陳之漢在最新的直播當中戴著耳麥，然後拿著幾張體檢報告，比比劃劃，還說：“哎呀，我這個甘油三酯超標，總膽固醇也不正常，還有幾項不達標。我這個身體狀況實在是差啊，身體也有不少傷病。” 基本上就是這個意思，拿體檢報告說事，還真不如說你有心臟病呢。 <text:line-break/><text:line-break/>其實避戰的理由很多，這位可愛至極的網紅館長竟然說自己高血脂，我不禁要問，40歲的男人，整天大魚大肉、胡吃海喝，你不高血脂就不正常，這也算是不打比賽的理由？ <text:line-break/><text:line-break/>很多企業單位也每年進行體檢，高血脂的人太多了，其實真的不算什麽，太高的話，吃藥治療；不太高的話，調整飲食即可。面對陳之漢奇葩避戰理由，練喻軒和玄武都無語了，練喻軒甚至表示：我要不也去體檢一下？您看，這是多麽大的諷刺。 <text:line-break/><text:line-break/>陳之漢直言自己年紀已大，若練喻軒要前來挑戰的話，就讓自己的100號弟子前來迎戰，可沒想到這位館長這麽慫。此言下之意，練喻軒要去臺灣挑戰，最起碼要過了自己100號弟子的關，這要打到猴年馬月？看來練喻軒此次打假之行恐怕難以成為現實啊。 <text:line-break/><text:line-break/>實際上，這位臺灣的網紅館長不過只是個愛耍嘴炮之人，如果真要遇到職業搏擊選手，恐怕也只有被捶的份，有一身肌肉不代表是最能打的，捆在身上用不出來也是沒用的。 <text:line-break/><text:line-break/>看來這位網紅館長也充其量就是個網紅了，勇氣方面還趕不上大陸一些假大師呢，有的假大師自己認為很牛叉，還真敢登臺，陳之漢看來勇氣欠佳，但是腦子還是很聰明，知道自己不行，千方百計找理由，只是這個理由找得有些奇葩。 <text:line-break/><text:line-break/>我認為，不論是練喻軒還是玄武，打陳之漢，不需要3分鐘，甚至1分鐘之內就出現KO場面。這也是陳之漢不敢交手的根本原因，他不希望苦心經營的4個拳館倒閉。 <text:line-break/><text:line-break/>好吧，網紅館長看來也只是個耍嘴炮的紙老虎了，玄武和練喻軒這樣的真材實料冠軍，也就別穿新鞋踩gou shi了，他不值得你們去打。</text:p>
      <text:p text:style-name="P2">陳真   |  2019.07.08 20:45   |   <text:a xlink:type="simple" xlink:href="http://palinfo.habago.org/Entry?Command=Information_PrintForum&amp;iPage=1#FORUM37647"><text:span text:style-name="T1">#</text:span></text:a></text:p>
      <text:p text:style-name="P3">卡韓政變 (110)： 基本的鑑賞能力決定社會發展的良莠 <text:line-break/><text:line-break/>陳真 2019. 07. 08. <text:line-break/><text:line-break/><text:line-break/>謝謝若沫，我不清楚你所提的事情。不過，韓粉老是被貶低成一群好像什麼低能的無腦生物，我也很無奈。 <text:line-break/><text:line-break/>我常說，巴勒網很像一種婚友聯誼社；因為，判斷政治人事物，其實就跟結婚交友沒兩樣；什麼樣的人誠實可靠勤奮重感情，什麼樣的人寡情薄義偷雞摸狗投機取巧，什麼樣的事物是對或錯、有害或有益，評價方式是一樣的。 <text:line-break/><text:line-break/>有錢就任性的郭董，一個多月前從 "朋友" 名單上 "開除" 了楊秋興，還命令他 "最近先不要來找我"，並且說楊秋興這個 "朋友" 已經是一種過去式，不再是朋友了。我們一般不會這樣公開羞辱一個朋友。而且，你要知道，楊秋興對於郭董可是一往情深，百般吹捧與歌頌，把郭董講成世界偉人、台灣的救星，講成世界級的大慈善家。 <text:line-break/><text:line-break/>就在今天， 有錢就任性的郭董又改口了。據報載：郭台銘今天接受電台專訪時大力切割楊秋興，強調自己跟楊秋興根本沒有交情，甚至還說「我一直以為他是韓市長派來招商的人。」 <text:line-break/><text:line-break/>但這完全不是事實，郭、楊彼此之間熟識至少10年以上。而且，當郭董想利用楊秋興時，就跟他稱兄道弟。當楊秋興利用價值已經沒有了時，就把他當成垃圾那樣一腳踢開，嫌東嫌西，羞辱個不停。 <text:line-break/><text:line-break/>就在四月中旬，郭董宣佈參選時，除了說是媽祖託夢叫他選總統之外，不是還亮出手機給記者看嗎？說有個朋友傳了一段簡訊 (什麼五智偈) 給他，勸他參選，最終打動他的心。 <text:line-break/><text:line-break/>傳這封簡訊給郭董的人就是楊秋興。郭董當時不但跟他稱兄道弟，而且還說他們在2009年八八風災時就建立了深厚的 "革命情感"，並且說楊秋興從兩年前就一直勸他參選總統。總之，郭、楊二人交好已久，相識長達十年，楊又怎麼會是韓國瑜最近才派來找郭台銘招商？但是，郭台銘今天居然就把楊秋興講成這樣一個好像他根本不認識的 "路人甲"。 <text:line-break/><text:line-break/>說謊人人都會，可是，如此容易查證的一個基本事實居然也能說謊，這就不是一種常態，而是一種人品的敗壞，一種信口開河，隨便就能任意扭曲事實，因為他根本不在乎事實，只要當下有利就能撒謊，或是當下想怎麼鬼扯就鬼扯，完全不放心上。 <text:line-break/><text:line-break/>你看，郭台銘為了抹黑韓國瑜是中共的傀儡，不是說他 "極力勸阻" 韓國瑜走進中聯辦嗎？可是，這完全就是憑空造謠；郭董根本不知道韓要去中聯辦，怎麼可能事先極力勸阻？為了抹黑，如此容易查證的一個基本事實，居然也能憑空說謊。 <text:line-break/><text:line-break/>說謊、造謠對於郭台銘來說，似乎是一種隨時不經大腦馬上就能脫口而出的習慣。你會想要結交這種朋友嗎？你又如何可能期待這樣一個人能夠好好地從政？這樣一個毫無基本善念的唯私利是圖者，也才會公然把員工說成是一群 "動物"，視他人生命與尊嚴如無物。 <text:line-break/><text:line-break/>郭董利用楊秋興不斷攻擊韓國瑜，現在沒有利用價值了，居然馬上一腳把他當成垃圾踢開，認為楊沒有資格跟他當朋友。一個人居然會這樣對待朋友，你覺得他會善待眾人、善待弱勢嗎？ <text:line-break/><text:line-break/>反之，川普的權力位階和財富遠比郭董高，於是當記者對郭董提到說 "你的朋友川普" 時，他馬上糾正記者說："我們不可以這樣講話，我們沒有資格跟川普當朋友"，因為川普是 "世界級的偉人"。 <text:line-break/><text:line-break/>另一方面，當楊秋興不斷用很難聽的話 (例如 "噁心"、"詐騙集團") 辱罵韓國瑜時，韓國瑜卻說，希望跟秋興仍然還可以當朋友。人之品質與品性如何，高下立判。 <text:line-break/><text:line-break/>至於腦殘者最喜歡吹噓的什麼郭董有能力有見識云云，真是見鬼了。不用多，就請舉一個例子就好，請問郭董除了有錢，究竟有什麼見識與能力？ <text:line-break/><text:line-break/>如果有錢就等於能力與見識，那我就是個智障了。同理，我們也不應該選出陳定南 (他連鞋底破了一個大洞還在穿)，而是應該敦請當年和陳定南辯論的王永慶出來從政。 <text:line-break/><text:line-break/>同理，我們也不應該讚美趙耀東、孫運璿、黃大洲和葉金川等等這些兩袖清風但卻給台灣帶來巨大貢獻的政治人物。事實上，台灣的經濟底子，台灣為世人所稱羨的健保制度，以及各方讚譽的台北捷運、大安森林公園等等等，就是這些人所建立。 <text:line-break/><text:line-break/>黃大洲當年更是因為興建台北捷運而被民進黨抹黑得完完全全臭不可聞，打成過街老鼠，非常荒唐，甚至還造謠汙衊他貪污。當時，綠營的群眾聚會上，政治人物只要大罵台北捷運，馬上全場歡聲雷動。阿扁就是這樣當上台北市長的。 <text:line-break/><text:line-break/>韓國瑜說自己是史上被抹黑得最嚴重的一位。其實不是。在抹黑造謠這一點上，國、民兩黨差不多。韓被抹黑的慘烈程度，恐怕都還遠遠比不上我當年只是一個剛念大學的學生。我當時甚至還被國民黨抹黑說我和張俊雄、李慶雄、戴振耀和黃昭輝等人 (那時候楊秋興還名不見經傳) 經營私娼寮。 <text:line-break/><text:line-break/>校園裏甚至經常散發各種專門為我而寫的抹黑傳單，無非都說我是拿錢為中共及黨外黑道辦事來傷害台灣社會，誣衊大有為的國民黨政府。我保存了當時的一張漫畫，我被畫成一條狗，被滿臉橫肉的黨外地痞流氓們用狗鍊牽著。 <text:line-break/><text:line-break/>很荒唐吧，連私娼寮這麼離譜的鬼話也能造謠。但是，在那當下，大部份人依然信以為真。有些同學還會在校園裏把我攔下來，意圖動粗，質問我為什麼那麼愛錢？為什麼為了錢就要破壞社會安定？ <text:line-break/><text:line-break/>抹黑傳單之外，更多的是永無止盡、無日無之的耳語抹黑。不只高醫，就連高雄市好幾所高中，國民黨也都努力幫我打知名度，說我多爛多可怕多無恥多下流。我印象最深、最經典的一句話是個總結，說 "陳真是一個從頭爛到腳的人"。 <text:line-break/><text:line-break/>這兩天牙齒疼，住家附近有個很大間的聯合診所，原本想就近看牙醫，後來想想算了，還是找別間看，免得必須跟人敘舊，萬一又談到政治就更無言了。因為那間聯合診所的老闆，就是一位曾經在高醫校園裏威脅要我好看的學弟。我相信當年這些效忠於國民黨的學生，現在也一定每一個都由藍轉綠，變得綠油油。 <text:line-break/><text:line-break/>這就是台灣政治的可悲。不過，這些都是題外話。回到正題。我想說的是：人們應該要有一點點最基本的鑑賞能力，要能判斷基本的是非善惡，而不是總是在一種非常腦殘的層次上打轉，非常容易被政治操弄。 <text:line-break/><text:line-break/>郭台銘的幾乎每一句話、每一個動作，都會讓我為他感到羞愧，怎麼會這麼低能？怎麼會這麼缺德？他不說話，我們還無從得知，可當他一開口，就什麼也藏不住了。比方說他昨天拿著一頂帽子，上面繡著一面國旗，自以為威武地站在總統府前發呆了半小時，說要送帽子給蔡英文，要她戴著去見川普；還嗆聲說蔡若不敢戴，就應馬上下台。 <text:line-break/><text:line-break/>真的是有夠蠢吧。郭董以為搞這樣一些低能把戲，就會大獲民心？這樣還不是最蠢的哦，郭董還說，只要他當總統，他要 "每個月進白宮"。我的天啊，每個月進白宮幹啥？去舔盤子嗎？還是幫川普綁鞋帶？蠢到這種程度，我真是很無言。相較之下，跟他屬於同一類型的柯文哲，顯然要奸巧許多。 <text:line-break/><text:line-break/>選誰當然是每個人的自由，但若要說這樣一個思想相當幼稚、而且品性不端、擅於造謠抹黑的土豪有著什麼非凡的國際觀或經濟政策理念，那真的是睜眼說瞎話。 <text:line-break/><text:line-break/>我原本是想要等初選過後再來寫這些，因為我現在寫，有些人可能會以為我是故意貶他，好為韓國瑜拉票。但我絕無此意。我只是實話實說。旁人認不認同不重要，重要的還是那些老話： <text:line-break/><text:line-break/>人們應該要有一點點最基本的鑑賞能力，要能判斷基本的是非善惡，而不是總是在一種非常腦殘的層次上打轉，非常容易被政治操弄。</text:p>
      <text:p text:style-name="P2">若沫   |  2019.07.08 20:25   |   <text:a xlink:type="simple" xlink:href="http://palinfo.habago.org/Entry?Command=Information_PrintForum&amp;iPage=1#FORUM37646"><text:span text:style-name="T1">#</text:span></text:a></text:p>
      <text:p text:style-name="P4">陳真醫師您好: <text:line-break/>這個留言板已經看一陣子了，因為自己文筆不好，一直不敢上來留言，不過我想就算我是知識上的土包和草包，您的良善也不會讓我感到羞赧。 <text:line-break/>上個周末韓粉到高雄觀光，有人渣前朝官員說"放人進城、來亂高雄"，"哪一個景點，是你們規劃的？是你們改造的？是你們有流過一滴汗的？為什麼可以這樣無恥賤踏、玩弄？" <text:line-break/>讓我想到您最近最喜歡的"寄生上流"，這些人是否覺得自己是擁有高貴綠色血統的上流人士，而韓粉和韓市府團隊身上有一種味道，所以要他們快閃、快離開高雄。 <text:line-break/>以前有一個"高級外省人"的名詞令人不齒，曾幾何時，一批"高級高雄人"也在高雄出現了。 </text:p>
      <text:p text:style-name="P2">陳真   |  2019.07.08 16:04   |   <text:a xlink:type="simple" xlink:href="http://palinfo.habago.org/Entry?Command=Information_PrintForum&amp;iPage=1#FORUM37645"><text:span text:style-name="T1">#</text:span></text:a></text:p>
      <text:p text:style-name="P3">蘇啥小這影片哪裏造假了？唯一錯誤是搞錯喪家，但是丟筆卻是事實。 <text:line-break/><text:line-break/>這麼小的一個錯誤，警政署竟然馬上大動作偵辦準備逮人。x它媽的若要偵辦，這些綠營人渣政客豈不是個個應該關到老死才行。 <text:line-break/><text:line-break/>像底下這位陳GM,當年就是造謠抹黑黃俊英的混蛋。真是毫無廉恥。 <text:line-break/><text:line-break/>這個人渣黨，選舉功力一流，無非就是靠著壟斷媒體、每天造謠抹黑栽贓嫁禍，乃至自導自演，而這樣一個貪得無饜的政治詐騙集團，卻每天高喊消滅假新聞。 <text:line-break/><text:line-break/>我常覺得，跟這樣一個人渣黨一同活在這小島上，真是很痛苦。每天就是得面對這樣一個貪婪無度無惡不作的政治犯罪集團，眼睜睜看著他們為非作歹，而人民卻像腦殘一樣為之歡呼擁戴。 <text:line-break/><text:line-break/>陳真 2019. 07. 08. <text:line-break/>====================== <text:line-break/>蘇貞昌丟筆的造假影片 陳其邁：希望內政部盡速清查 <text:line-break/><text:line-break/>新頭殼newtalk &amp;;#124;謝莉慧 綜合報導 <text:line-break/><text:line-break/>2019年7月8日 <text:line-break/><text:line-break/>網路流傳行政院長蘇貞昌出席殉職警員李承翰告別式簽名後丟筆的造假影片，行政院副院長陳其邁今（8）天嚴厲譴責，這樣的假消息不只試圖誤導，也有政治操作嫌疑，希望內政部盡速清查。 <text:line-break/><text:line-break/>實際上，該影片是蘇貞昌出席某屏東鄉親告別式的畫面。</text:p>
      <text:p text:style-name="P2">陳真   |  2019.07.08 15:13   |   <text:a xlink:type="simple" xlink:href="http://palinfo.habago.org/Entry?Command=Information_PrintForum&amp;iPage=1#FORUM37644"><text:span text:style-name="T1">#</text:span></text:a></text:p>
      <text:p text:style-name="P4">我也不知道翻譯得對不對，感覺怪怪的。 <text:line-break/><text:line-break/>陳真 2019 07. 08. <text:line-break/><text:line-break/>=========== <text:line-break/>崔宇植寄生虫(2019) <text:line-break/><text:line-break/>OST《一杯烧酒》歌词 中/韩双语 <text:line-break/><text:line-break/>翻译By 纸巾 <text:line-break/><text:line-break/><text:span text:style-name="T2">길은</text:span><text:s/><text:span text:style-name="T2">희뿌연</text:span><text:s/><text:span text:style-name="T2">안개속에</text:span><text:s/>白雾弥漫的路 <text:line-break/><text:span text:style-name="T2">힘껏</text:span><text:s/><text:span text:style-name="T2">마시는</text:span><text:s/><text:span text:style-name="T2">미세먼지</text:span><text:s/>使劲吸入的雾霾 <text:line-break/><text:span text:style-name="T2">눈은</text:span><text:s/><text:span text:style-name="T2">오지않고</text:span><text:s/>没有雪 <text:line-break/><text:span text:style-name="T2">비도</text:span><text:s/><text:span text:style-name="T2">오지않네</text:span><text:s/>没有雨 <text:line-break/><text:span text:style-name="T2">바싹</text:span><text:s/><text:span text:style-name="T2">메마른</text:span><text:s/><text:span text:style-name="T2">내</text:span><text:s/><text:span text:style-name="T2">발바닥</text:span><text:s/>我干燥的脚底 <text:line-break/><text:line-break/><text:span text:style-name="T2">매일</text:span><text:s/><text:span text:style-name="T2">하얗게</text:span><text:s/><text:span text:style-name="T2">붙태우네</text:span><text:s/>每日尽情地燃烧 <text:line-break/><text:span text:style-name="T2">없는</text:span><text:s/><text:span text:style-name="T2">근육이</text:span><text:s/><text:span text:style-name="T2">다</text:span><text:s/><text:span text:style-name="T2">타도록</text:span><text:s/>不存在的肌肉也被烧伤 <text:line-break/><text:span text:style-name="T2">쓸고</text:span><text:s/><text:span text:style-name="T2">밀고</text:span><text:s/><text:span text:style-name="T2">닦고</text:span><text:s/>不断地擦拭 <text:line-break/><text:span text:style-name="T2">다시</text:span><text:s/><text:span text:style-name="T2">움켜쥐네</text:span><text:s/>再次握紧 <text:line-break/><text:span text:style-name="T2">이젠</text:span><text:s/><text:span text:style-name="T2">딱딱한</text:span><text:s/><text:span text:style-name="T2">내</text:span><text:s/><text:span text:style-name="T2">손바닥</text:span><text:s/><text:line-break/>如今变得坚硬的我的手掌 <text:line-break/><text:line-break/><text:span text:style-name="T2">아</text:span>, <text:span text:style-name="T2">아</text:span>, <text:span text:style-name="T2">아</text:span>... 啊，啊，啊… <text:line-break/><text:line-break/><text:span text:style-name="T2">차가운</text:span><text:s/><text:span text:style-name="T2">소주가</text:span><text:s/><text:span text:style-name="T2">술잔에</text:span><text:s/><text:span text:style-name="T2">넘치면</text:span><text:s/><text:line-break/>冰冷的烧酒溢出酒杯的话 <text:line-break/><text:span text:style-name="T2">손톱</text:span><text:s/><text:span text:style-name="T2">밑에</text:span><text:s/><text:span text:style-name="T2">낀</text:span><text:s/><text:span text:style-name="T2">때가</text:span><text:s/><text:span text:style-name="T2">촉촉해</text:span><text:s/><text:line-break/>手指缝间的污垢变得湿润 <text:line-break/><text:span text:style-name="T2">마른</text:span><text:s/><text:span text:style-name="T2">하늘에</text:span><text:s/><text:span text:style-name="T2">비</text:span><text:s/><text:span text:style-name="T2">구름</text:span><text:s/>晴天里的阴云 <text:line-break/><text:span text:style-name="T2">조금식</text:span><text:s/><text:span text:style-name="T2">밀려와</text:span><text:s/>一点点的涌来 <text:line-break/><text:line-break/><text:span text:style-name="T2">쓰디쓴</text:span><text:s/><text:span text:style-name="T2">이</text:span><text:s/><text:span text:style-name="T2">소주가</text:span><text:s/><text:span text:style-name="T2">술잔에</text:span><text:s/><text:span text:style-name="T2">넘치면</text:span><text:s/><text:line-break/>这苦涩的烧酒溢出酒杯的话 <text:line-break/><text:span text:style-name="T2">손톱</text:span><text:s/><text:span text:style-name="T2">밑에</text:span><text:s/><text:span text:style-name="T2">낀</text:span><text:s/><text:span text:style-name="T2">때가</text:span><text:s/><text:span text:style-name="T2">촉촉해</text:span><text:s/><text:line-break/>手指缝的污垢变得湿润 <text:line-break/><text:span text:style-name="T2">빨간</text:span><text:s/><text:span text:style-name="T2">내</text:span><text:s/><text:span text:style-name="T2">오른쪽</text:span><text:s/><text:span text:style-name="T2">뺨에</text:span><text:s/><text:line-break/>我通红的右边脸颊 <text:line-break/><text:span text:style-name="T2">이제야</text:span><text:s/>现在才 <text:line-break/><text:span text:style-name="T2">비가</text:span><text:s/><text:span text:style-name="T2">오네</text:span><text:s/>下雨呢</text:p>
      <text:p text:style-name="P2">阿海   |  2019.07.08 15:02   |   <text:a xlink:type="simple" xlink:href="http://palinfo.habago.org/Entry?Command=Information_PrintForum&amp;iPage=1#FORUM37643"><text:span text:style-name="T1">#</text:span></text:a></text:p>
      <text:p text:style-name="P3">呼應陳醫師 '為何會有人支持郭董?' <text:line-break/><text:line-break/>沒錯，這也是我的疑問。名嘴們還發明一個詞：知識藍。說支持郭台銘的人，相較於支持韓國瑜的，前者淺藍有知識，屬中上階級，後者草根屬中下階級。 <text:line-break/><text:line-break/>噴飯。 <text:line-break/><text:line-break/><text:line-break/></text:p>
      <text:p text:style-name="P2">松鼠   |  2019.07.08 12:14   |   <text:a xlink:type="simple" xlink:href="http://palinfo.habago.org/Entry?Command=Information_PrintForum&amp;iPage=1#FORUM37642"><text:span text:style-name="T1">#</text:span></text:a></text:p>
      <text:p text:style-name="P4">https://m.weibo.cn/status/4377709864543816 <text:line-break/><text:line-break/>看起來中國網友有人作了簡單翻譯。 <text:line-break/>但我不懂韓文，無法確認其翻譯是否正確。</text:p>
      <text:p text:style-name="P2">陳真   |  2019.07.08 09:47   |   <text:a xlink:type="simple" xlink:href="http://palinfo.habago.org/Entry?Command=Information_PrintForum&amp;iPage=1#FORUM37641"><text:span text:style-name="T1">#</text:span></text:a></text:p>
      <text:p text:style-name="P3">燒酒一杯？請問有懂韓文的能幫忙翻譯一下嗎？很好奇他唱些什麼。 <text:line-break/><text:line-break/>============== <text:line-break/><text:line-break/>Soju One Glass <text:line-break/><text:line-break/>作詞：<text:span text:style-name="T2">봉준호</text:span><text:s/>作曲：<text:span text:style-name="T2">정재일</text:span><text:s/><text:line-break/><text:line-break/><text:span text:style-name="T2">길은</text:span><text:s/><text:span text:style-name="T2">희뿌연</text:span><text:s/><text:span text:style-name="T2">안개속에</text:span><text:s/><text:line-break/><text:span text:style-name="T2">힘껏</text:span><text:s/><text:span text:style-name="T2">마시는</text:span><text:s/><text:span text:style-name="T2">미세먼지</text:span><text:s/><text:line-break/><text:span text:style-name="T2">눈은</text:span><text:s/><text:span text:style-name="T2">오지않고</text:span><text:s/><text:line-break/><text:span text:style-name="T2">비도</text:span><text:s/><text:span text:style-name="T2">오지않네</text:span><text:s/><text:line-break/><text:span text:style-name="T2">바싹</text:span><text:s/><text:span text:style-name="T2">메마른</text:span><text:s/><text:span text:style-name="T2">내</text:span><text:s/><text:span text:style-name="T2">발바닥</text:span><text:s/><text:line-break/><text:line-break/><text:span text:style-name="T2">매일</text:span><text:s/><text:span text:style-name="T2">하얗게</text:span><text:s/><text:span text:style-name="T2">붙태우네</text:span><text:s/><text:line-break/><text:span text:style-name="T2">없는</text:span><text:s/><text:span text:style-name="T2">근육이</text:span><text:s/><text:span text:style-name="T2">다</text:span><text:s/><text:span text:style-name="T2">타도록</text:span><text:s/><text:line-break/><text:span text:style-name="T2">쓸고</text:span><text:s/><text:span text:style-name="T2">밀고</text:span><text:s/><text:span text:style-name="T2">닦고</text:span><text:s/><text:line-break/><text:span text:style-name="T2">다시</text:span><text:s/><text:span text:style-name="T2">움켜쥐네</text:span><text:s/><text:line-break/><text:span text:style-name="T2">이젠</text:span><text:s/><text:span text:style-name="T2">딱딱한</text:span><text:s/><text:span text:style-name="T2">내</text:span><text:s/><text:span text:style-name="T2">손바닥</text:span><text:s/><text:line-break/><text:line-break/><text:span text:style-name="T2">아</text:span><text:s/><text:span text:style-name="T2">아</text:span><text:s/><text:span text:style-name="T2">아</text:span><text:s/><text:line-break/><text:line-break/><text:span text:style-name="T2">차가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마른</text:span><text:s/><text:span text:style-name="T2">하늘에</text:span><text:s/><text:span text:style-name="T2">비</text:span><text:s/><text:span text:style-name="T2">구름</text:span><text:s/><text:line-break/><text:span text:style-name="T2">조금식</text:span><text:s/><text:span text:style-name="T2">밀려와</text:span><text:s/><text:line-break/><text:line-break/><text:span text:style-name="T2">쓰디쓴</text:span><text:s/><text:span text:style-name="T2">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빨간</text:span><text:s/><text:span text:style-name="T2">내</text:span><text:s/><text:span text:style-name="T2">오른쪽</text:span><text:s/><text:span text:style-name="T2">뺨에</text:span><text:s/><text:line-break/><text:span text:style-name="T2">이제야</text:span><text:s/><text:line-break/><text:span text:style-name="T2">비가</text:span><text:s/><text:span text:style-name="T2">오네</text:span></text:p>
      <text:p text:style-name="P2">陳真   |  2019.07.08 01:27   |   <text:a xlink:type="simple" xlink:href="http://palinfo.habago.org/Entry?Command=Information_PrintForum&amp;iPage=1#FORUM37640"><text:span text:style-name="T1">#</text:span></text:a></text:p>
      <text:p text:style-name="P4">8日開始民調 孫大千臉書小編要韓粉不要答這3種答案 <text:line-break/><text:line-break/>2019-07-07 <text:line-break/><text:line-break/>聯合報 記者黃國樑╱即時報導 <text:line-break/><text:line-break/><text:line-break/>明天7月8日到14日，國民黨將進行黨內總統初選民調話電話訪問，挺韓國瑜參選總統的前立委孫大千今在臉書上教授韓粉如何答題，他要求韓粉接到電話，如果題目中的選項是有韓國瑜的時候，回答時一定要有「韓國瑜」三個字全名，不要只答我支持「庶民總統」、「韓市長」或「非韓不投」。 <text:line-break/><text:line-break/>除了有韓國瑜的選項要答韓國瑜外，若是其他人的選項，譬如郭台銘、蔡英文與柯文哲三人參選要選擇誰時，就要回答都不支持。 <text:line-break/><text:line-break/>小編在短片中先解釋了訪員為確保抽樣的隨機性，一開始在電話中就會詢間家中的具投票權的成年人有幾位及其性別，如有多位，就會依電腦的隨機抽樣，請家中的某位男性或女性接電話答題，譬如請家中最年長的女性接受訪問， 如果該員不在，就會要求約定稍晚的時間再進行訪問，如無法配合，就不會再次訪問。 <text:line-break/><text:line-break/>亦即，是有可能發生接到了電話卻無法回答問卷的情況，因此小編請韓粉們，最好能全家都在家等候電話。 <text:line-break/><text:line-break/>正式答題時，小編特別顯示正式問卷的畫面，其中是韓國瑜、蔡英文與柯文哲三人對比時，這時小編要韓粉就回答「韓國瑜」三個字就可以了，如果回答「唯一支持韓國瑜」，仍然是有效的，但如果回答「非韓不投」，小編說，訪員會追問一次題目，如果仍回答「非韓不投」，訪員就會記錄「都不支持」選項，因此第二次一定要回答「韓國瑜」。 <text:line-break/><text:line-break/>如果沒有韓國瑜的選項時，小編說，就回答「都不支持」，訪員就會勾選「都不支持」，若韓粉回答「韓國瑜」，訪員會再追問一次，若仍答「韓國瑜」，訪員就仍會註記成「都不支持」。 <text:line-break/><text:line-break/>最後小編還提醒，題目中有韓時，一定要回答「韓國瑜」，可以是「唯一支持韓國瑜」、「我支持韓國瑜」、或「韓國瑜」，但不要回答「我非韓不投」、「我支持庶民總統」或「我只投韓市長」，聽到這些回答，訪員會再追問一次，小編請韓粉這時一定要說出「韓國瑜」三個字全名。</text:p>
      <text:p text:style-name="P2">陳真   |  2019.07.08 00:27   |   <text:a xlink:type="simple" xlink:href="http://palinfo.habago.org/Entry?Command=Information_PrintForum&amp;iPage=1#FORUM37639"><text:span text:style-name="T1">#</text:span></text:a></text:p>
      <text:p text:style-name="P3">卡韓政變 (109)：這個人不值得談論 <text:line-break/><text:line-break/>陳真 2019. 07. 08. <text:line-break/><text:line-break/><text:line-break/>在某種道德潔癖上，我跟林義雄也許有點類似。我常舉的一個例子就是：1989-1990年，我在彰化基督教醫院當實習醫師。有一天晚上，在外科病房值班時，夜裏突然有個訪客獨自一人走進來，我真是嚇了一大跳。其他醫生護士當然都不認識這位訪客，所以毫無反應。那時候，絕大多數台灣人恐怕都已經忘了這麼一個人，他就是林義雄。 <text:line-break/><text:line-break/>他來探訪一位國民黨的立委候選人叫陳湧源，是中部一位著名婦產科醫師，選舉過程中因為不願屈服黑道勒索，頭部遭到槍擊，性命垂危。 <text:line-break/><text:line-break/>當時林義雄仍在海外遊學，卻悄悄短暫返台，幾乎沒有人知道。一回台就跑來探望陳湧源。實際上他們彼此應該不認識。林義雄之所以如此做，主要是因為他覺得 "善良人民" 應該聯合起來對抗 "無恥政客"，而不是站在某黨立場去敵視另一黨；人民才是主體，而不是以黨為主體；人民更不應被政黨綁架，進而彼此仇視。 <text:line-break/><text:line-break/>那時候的林義雄非常反對選舉，主張用非武力的群眾運動改變台灣社會，包括推翻任何不義的政權。在他當時的想法裏頭，國、民兩黨並沒有什麼本質上的差别。他認為，"無恥政客" 不分藍綠，而非國民黨專利。而且，雖然遭到國民黨滅門，但他實際上並不曾因此仇視每一個國民黨政治人物。 <text:line-break/><text:line-break/>幾天後，他召開記者會，當場散發一封公開信，大意就是 "善良人民對抗無恥政客"，信中呼籲台灣人民應該靜下心來，想一想是非善惡價值，而不是僅僅著眼於權力的競逐與掠奪。當時，很多民進黨人及群眾私下都說林義雄瘋了！精神錯亂了！自立晚報記者後來還煞有介事去 "調查"，"澄清" 林義雄的精神狀態應該還很正常，沒有發瘋。 <text:line-break/><text:line-break/>林義雄不但發表公開信，我的好朋友劉峰松和翁金珠夫婦當年(1989-1990年)還幫他在彰化街頭辦了一場演講。我清楚地記得，僅有十幾位觀眾。林義雄沒說什麼話就開放發問。只有兩三個人問問題。我是第一個提問。 <text:line-break/><text:line-break/>我問說："民進黨開始大規模參與選舉，請問林律師(林義雄從政前是律師)，這對台灣社會的發展有什麼好處與壞處？你相信民進黨就算搶到政權就一定會是一個好政府嗎？" 林義雄很乾脆地回答說 "不相信"；並且以當時正如火如荼的東歐變局及柏林圍牆倒塌事件為例，回答說，"人民的力量仍然是最後的決定性力量，因此人民不應該把自身的力量僅僅限縮在選舉一時的勝負"。 <text:line-break/><text:line-break/>接著，另一個觀眾發問，想請林義雄談談對於當時擔任總統的李登輝的看法。林義雄僅僅只回答了一句："這個人不值得談論"。那一年，是我私下第一次認識林義雄。 <text:line-break/><text:line-break/>一兩年後，也就是大約1991年，林義雄返台定居，依舊維持深居簡出的生活方式，很少露面。僅有的幾次演講，我幾乎都有參加。印象中，至少有三、四次，每當有人問到他對於李登輝的看法時，他都一律回答 "這個人不值得談論"。可是有一次，就在高雄，發問者生氣了，堅持要林義雄回答。林義雄很客氣地表示歉意，並且走下講台安撫，支支吾吾地說了一些話，聽起來並沒有實質內容。他顯然還是不屑議論李登輝。 <text:line-break/><text:line-break/>後來，我跟他熟了，有一次私下聊天，就跟他談起當時很多民進黨人或知識份子拼命想依附李登輝的問題，其中就包括當年國民黨的大樁腳李遠哲，應召返國推動兩岸統一大業。林義雄笑笑地說，"所謂學者不都是這樣嗎？" (這句話我聽他私下講過好幾次) 意思就是說，不管誰當權，讀書人必然就會往主流方向靠攏，不都是這樣嗎？ <text:line-break/><text:line-break/>寫這麼多，其實我只是要再次引用 "這個人不值得談論" 這句話。這話的意思並不是說某人不重要，所以不值得談論，而是說某人卑劣無恥，花樣繁多，變來變去，講一套做一套，無所不用其極，因此根本不值得去談論這樣一個人；談論他，只是做賤了我們自己。 <text:line-break/><text:line-break/>權力上，我們一無所有，但在是非善惡與人品上，我們卻是上駟；上駟不應該做賤自己去談論一個下三濫的下駟。這樣一個人，即便呼風喚雨，權大勢大，依舊不值得議論，連罵都不應該罵 (我則是連提起對方的名字都會感覺做賤了自己，於是經常就寫蔡啥咪、蘇啥小等等。) <text:line-break/><text:line-break/>島內這樣的 "無恥政客" 很多，族繁不及備載。我之所以寫這篇，只是想表明，可別以為我沒罵到誰，那個人就是好的。事實上，有些人無恥到我實在不願意做賤自己去罵他。柯啥咪就是其中之一。我相信跟我同感者一定很少，說不定只有學姊一人。但我相信，有一天你們就會相信我說的，就如同我從1990年開始罵阿扁是 "天字第一號大壞蛋"，從2000年罵李遠哲是趨炎附勢的牆頭草，幾個人相信？但是現在各位理當相信了吧。 <text:line-break/><text:line-break/>在那年代，大家一定會認為我對扁、哲等人的評價很偏激，很極端，甚至很荒唐。但事實上，我是偏激思維的對立面，應該算是某種 "真理的保守主義者"：亦即當我們擁有100分的證據與資料時，我會傾向於儘可能用最保守的方式來評價以減少犯錯，因此對於各種所謂陰謀論或充滿 (自欺欺人之)實證性的高調思維，總是缺乏好感。 <text:line-break/><text:line-break/>至於為何不讓一分證據說一分話，卻要保守評價？因為我還不至於那麼幼稚。</text:p>
      <text:p text:style-name="P5"/>
      <text:p text:style-name="P2">陳真   |  2019.07.07 15:53   |   <text:a xlink:type="simple" xlink:href="http://palinfo.habago.org/Entry?Command=Information_PrintForum&amp;iPage=1#FORUM37638"><text:span text:style-name="T3">#</text:span></text:a></text:p>
      <text:p text:style-name="P3">卡韓政變 (108)：為何會有人支持郭董？ <text:line-break/><text:line-break/>陳真 2019. 07. 07. <text:line-break/><text:line-break/><text:line-break/>除了傳統綠色生物及腦殘之外，我能理解人們有各種支持傾向或理由，但我無法理解怎麼會有人支持郭董？<text:line-break/><text:line-break/>以前，我們不清楚這個人的人品，現在你還不了解其為人與行事作風之卑劣無恥嗎？出於自私的目的，完全不擇手段；買賣性格非常強，幾乎一切都可以出賣，包括是非善惡，包括人與人之間的基本信任與情感。 <text:line-break/><text:line-break/>至於能力與見識，我們過去也不清楚，現在你還看不清楚這是個土財主、大草包嗎？我對草包的定義是這樣：如果我只有20分的能力與見識，但我卻以為自己是100分，甚至以為自己是個天才，裝腔作勢，獨斷獨行，那就是草包。郭台銘和柯文哲都是這一類人。能力與見識蒼白愚蠢到嚇死人，但他們卻翻起眼白，望著遠方沉思，非常可笑。 <text:line-break/><text:line-break/>至於什麼霸氣，郭董剛好是它的反面，窩囊氣倒是全身都是。這讓我更加明白一件事：財富並不會增添一個人的氣場、氣度與氣勢。我喜歡謙遜害羞缺乏自信之人，不覺得霸氣是好事，但是像林義雄、陳啟禮那樣的人，才叫做霸氣。郭董那個叫做 "有錢就是任性"，動不動就對著人破口大罵，動不動就屈膝下跪。 <text:line-break/><text:line-break/>報載，郭董的一位親信說，郭董若有求於你，他會不惜向你下跪。你能想像麥可柯里昂或林義雄會對人下跪嗎？前些日子，有記者問郭董，提到川普。郭董剛從白宮出來。記者問說："你的朋友川普..."，記者話還沒講完，郭董就馬上糾正她說："妳不可以這樣講。川普不是我的朋友，川普是世界級的偉人，我們沒有資格跟他做朋友。" <text:line-break/><text:line-break/>相反地，楊秋興自認是郭董的朋友。但是，當楊秋興因為幫郭董辱罵韓國瑜引起反效果之後，郭董就對記者說：楊秋興不是我的朋友，那是過去的事了，我已經叫他最近不要再來找我。 <text:line-break/><text:line-break/>大家懂我的意思吧，對郭董來說，連 "朋友" 都是依靠權勢與財富來定義。對於強者就屈膝下跪，窩囊到爆；對於弱者就頤指氣使、囂張得不得了。 <text:line-break/><text:line-break/>最近國民黨幾場政見發表會，我只聽了郭董有關經濟與財經的部份，我真是不敢相信我的耳朵。那種見識，差不多就像國中生或小學生的水平，非常荒唐。這其實也不能說讓人意外，一個土財主，錢再多也沒用，跟他的理解力畢竟是兩回事。 <text:line-break/><text:line-break/>這就好像你看很多有錢人老是出國旅遊啦、遊學啦、念學位啦，到處環遊世界，但是這跟他對於國際事務的理解能力與深度廣度，卻完全扯不上關係。 <text:line-break/><text:line-break/>一個人想支持誰當然是一種自由，畢竟支持人渣並不犯法。問題是：怎麼會有人去支持一個品性不端、見識如同小學生那般幼稚、而且個性脆弱與任性的人？就只因為他有錢？有錢到可以買下所有媒體、所有廣告、每天競選電話打不停，然後你就挺他？覺得他很棒？棒在哪呢？真是不可思議。 <text:line-break/><text:line-break/>論能力與見識及清廉，當然是朱立倫最好。論調和鼎鼐與務實，自然是喬王第一。若是講到清廉、勤奮、善良與務實及苦民所苦，非韓國瑜莫屬。若論兩岸政策，這三個人都差不多，但郭董萬萬萬萬不可，此人行事任性，完全不可測，加上其自私自利不擇手段的買賣性格，他絕對百分之百會做出對於公眾利益極端有害的事情來。</text:p>
      <text:p text:style-name="P2">陳真   |  2019.07.07 01:36   |   <text:a xlink:type="simple" xlink:href="http://palinfo.habago.org/Entry?Command=Information_PrintForum&amp;iPage=1#FORUM37637"><text:span text:style-name="T3">#</text:span></text:a></text:p>
      <text:p text:style-name="P4">卡韓政變 (107)：韓粉 vs. 國民黨人 <text:line-break/><text:line-break/>陳真 2019. 07. 07. <text:line-break/><text:line-break/><text:line-break/>你看這些人，哪一個長得像國民黨？都不像。韓流基本上不是由國民黨組成。 <text:line-break/><text:line-break/>https://bit.ly/2XP8HD7 <text:line-break/><text:line-break/>不同於一般平民百姓與販夫走卒，國民黨人(八百壯士之類的人除外)普遍有一種溫吞氣(講好聽是矜持)，冷漠(講好聽是冷靜)，自私(講好聽是理性)，窩囊(講好聽是矜持)，傲慢(講好聽是文雅)；自認是菁英，不屑與群眾為伍，沒有溫度，缺乏行動力，自視甚高。可以簡單用一個字來概括：冷。 <text:line-break/><text:line-break/>韓粉大多不是這一類。韓粉比較像黨外群眾，熱情，團結，勇敢，充滿義憤，沒有菁英心態。 <text:line-break/><text:line-break/>幾個月前，我在高雄參加一場由挺韓四大天王 (杏仁哥、文山伯、強強滾，還有一位我忘了)所發起的挺韓群眾大會，路上遇到一些向我問路或是詢問如何搭捷運的外地人，原來都是韓粉，從全台各地特地前來高雄。其中有一對帶小孩一起來參加的夫妻，一看就知道是經濟下階層，言談羞澀笨拙。這樣一些安靜寡言的人，卻具有真實的熱情。但是一般所謂菁英或中產階級卻與此相反，講很會講，寫也很會寫，道理一堆，但你卻往往感受不到半點做為一個人應有的溫度和熱血。 <text:line-break/><text:line-break/>當然不能說絕對，不過一般來說是這樣。</text:p>
      <text:p text:style-name="P2">陳真   |  2019.07.07 01:36   |   <text:a xlink:type="simple" xlink:href="http://palinfo.habago.org/Entry?Command=Information_PrintForum&amp;iPage=1#FORUM37637"><text:span text:style-name="T3">#</text:span></text:a></text:p>
      <text:p text:style-name="P3">你看這些人，哪一個長得像國民黨？都不像。韓流基本上不是由國民黨組成。 <text:line-break/><text:line-break/>https://bit.ly/2XP8HD7 <text:line-break/></text:p>
      <text:p text:style-name="P2">洋洋   |  2019.07.05 17:24   |   <text:a xlink:type="simple" xlink:href="http://palinfo.habago.org/Entry?Command=Information_PrintForum&amp;iPage=1#FORUM37636"><text:span text:style-name="T3">#</text:span></text:a></text:p>
      <text:p text:style-name="P4">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2">陳真   |  2019.07.05 01:23   |   <text:a xlink:type="simple" xlink:href="http://palinfo.habago.org/Entry?Command=Information_PrintForum&amp;iPage=1#FORUM37635"><text:span text:style-name="T3">#</text:span></text:a></text:p>
      <text:p text:style-name="P3">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2">陳真   |  2019.07.05 00:33   |   <text:a xlink:type="simple" xlink:href="http://palinfo.habago.org/Entry?Command=Information_PrintForum&amp;iPage=1#FORUM37634"><text:span text:style-name="T3">#</text:span></text:a></text:p>
      <text:p text:style-name="P4">(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2">陳真   |  2019.07.05 00:04   |   <text:a xlink:type="simple" xlink:href="http://palinfo.habago.org/Entry?Command=Information_PrintForum&amp;iPage=1#FORUM37633"><text:span text:style-name="T3">#</text:span></text:a></text:p>
      <text:p text:style-name="P3">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2">鄭豐遠   |  2019.07.04 19:57   |   <text:a xlink:type="simple" xlink:href="http://palinfo.habago.org/Entry?Command=Information_PrintForum&amp;iPage=1#FORUM37632"><text:span text:style-name="T3">#</text:span></text:a></text:p>
      <text:p text:style-name="P4">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2">K. C.   |  2019.07.04 18:56   |   <text:a xlink:type="simple" xlink:href="http://palinfo.habago.org/Entry?Command=Information_PrintForum&amp;iPage=1#FORUM37631"><text:span text:style-name="T3">#</text:span></text:a></text:p>
      <text:p text:style-name="P3">前文「一個迷思、一把尺子和無數個算盤 」， <text:line-break/>沒有版權、沒有專利，可以任意轉發、引申、剪貼、拷貝， <text:line-break/>亦不必註明出處。</text:p>
      <text:p text:style-name="P2">李念淨   |  2019.07.04 18:34   |   <text:a xlink:type="simple" xlink:href="http://palinfo.habago.org/Entry?Command=Information_PrintForum&amp;iPage=1#FORUM37630"><text:span text:style-name="T3">#</text:span></text:a></text:p>
      <text:p text:style-name="P4">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5"/>
      <text:p text:style-name="P2">陳真   |  2019.07.04 15:56   |   <text:a xlink:type="simple" xlink:href="http://palinfo.habago.org/Entry?Command=Information_PrintForum&amp;iPage=1#FORUM37629"><text:span text:style-name="T1">#</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5"/>
      <text:p text:style-name="P2">K. C.   |  2019.07.04 11:59   |   <text:a xlink:type="simple" xlink:href="http://palinfo.habago.org/Entry?Command=Information_PrintForum&amp;iPage=1#FORUM37628"><text:span text:style-name="T1">#</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5"/>
      <text:p text:style-name="P2">陳真   |  2019.07.03 20:28   |   <text:a xlink:type="simple" xlink:href="http://palinfo.habago.org/Entry?Command=Information_PrintForum&amp;iPage=1#FORUM37627"><text:span text:style-name="T1">#</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1">#</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5"/>
      <text:p text:style-name="P2">陳真   |  2019.07.03 01:56   |   <text:a xlink:type="simple" xlink:href="http://palinfo.habago.org/Entry?Command=Information_PrintForum#FORUM37625"><text:span text:style-name="T1">#</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1">#</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5"/>
      <text:p text:style-name="P6"><text:span text:style-name="T4">陳真</text:span><text:s/>  |  2019.07.02 02:57   |   <text:a xlink:type="simple" xlink:href="http://palinfo.habago.org/Entry?Command=Information_PrintForum&amp;iPage=1#FORUM37621"><text:span text:style-name="T1">#</text:span></text:a></text:p>
      <text:p text:style-name="P7">卡韓政變<text:span text:style-name="T5"><text:s/>(101)</text:span>：別想佔了韓流的便宜又賣乖<text:span text:style-name="T5"><text:s/><text:line-break/><text:line-break/></text:span>陳真<text:span text:style-name="T5"><text:s/>2019. 07. 02. <text:line-break/><text:line-break/><text:line-break/></text:span>報載：<text:span text:style-name="T5"><text:s/><text:line-break/><text:line-break/>"</text:span>國民黨下周日<text:span text:style-name="T5">(7</text:span>月<text:span text:style-name="T5">7</text:span>日<text:span text:style-name="T5">)</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5">"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5"><text:s/><text:line-break/><text:line-break/></text:span>國民黨的權貴<text:span text:style-name="T5">(</text:span>或說菁英<text:span text:style-name="T5">)</text:span>色彩很重，跟基層始終離得很遠，向來不屑跟群眾為伍<text:span text:style-name="T5"><text:s/>(</text:span>韓國瑜是唯一例外<text:span text:style-name="T5">)</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5"><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5"><text:s/>"</text:span>綠<text:span text:style-name="T5">"</text:span>，黨外血統純正，社運先軀，民主先烈，卻幫藍營發聲<text:span text:style-name="T5">20</text:span>幾年，至今不曾有任何藍營的當權者跑來找我。反之，今天假若我是為綠營發聲，保證局面絕不是這樣。<text:span text:style-name="T5"><text:s/><text:line-break/><text:line-break/></text:span>我想說的是，當我看到報紙寫說國民黨<text:span text:style-name="T5">7</text:span>月<text:span text:style-name="T5">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5"><text:s/><text:line-break/><text:line-break/></text:span>韓粉支持的是韓國瑜，不全然支持國民黨，但是國民黨目前的當權者卻擺明是郭董企業的員工，韓粉別傻到去幫選舉過程中極其卑劣無恥的郭董抬轎。<text:span text:style-name="T5"><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5"><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5"><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5"><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6"><text:span text:style-name="T4">王立雯</text:span><text:s/>  |  2019.07.02 00:26   |   <text:a xlink:type="simple" xlink:href="http://palinfo.habago.org/Entry?Command=Information_PrintForum&amp;iPage=1#FORUM37620"><text:span text:style-name="T1">#</text:span></text:a></text:p>
      <text:p text:style-name="P8"><text:span text:style-name="T4">不好意思，第二則新聞出處的網址為</text:span><text:s/><text:line-break/>https://udn.com/news/story/120536/3892120 <text:line-break/><text:line-break/><text:span text:style-name="T4">忘了貼上來源，在此補上。</text:span><text:s/></text:p>
      <text:p text:style-name="P6"><text:span text:style-name="T4">王立雯</text:span><text:s/>  |  2019.07.02 00:18   |   <text:a xlink:type="simple" xlink:href="http://palinfo.habago.org/Entry?Command=Information_PrintForum&amp;iPage=1#FORUM37619"><text:span text:style-name="T1">#</text:span></text:a></text:p>
      <text:p text:style-name="P7"><text:span text:style-name="T5">&lt;</text:span>卡韓有感而發<text:span text:style-name="T5">&gt; <text:line-break/></text:span>對於最近罷免韓國瑜連署行動著實感到憤怒、可悲。<text:span text:style-name="T5"><text:s/><text:line-break/></text:span>可以看的出來韓國瑜很努力地想讓高雄變好<text:span text:style-name="T5">,</text:span>致力於高雄市政。<text:span text:style-name="T5"><text:s/><text:line-break/></text:span>簽魚貨蔬果訂單<text:span text:style-name="T5">,</text:span>將高雄貨物賣出、鋪馬路、清汙等<text:span text:style-name="T5">,</text:span>都是讓高雄市民有感的<text:span text:style-name="T5"><text:s/><text:line-break/></text:span>做了這麼多<text:span text:style-name="T5">,</text:span>還是遭到四面八方的攻擊<text:span text:style-name="T5">,</text:span>甚至發起罷免韓國瑜的連署活動。<text:span text:style-name="T5"><text:s/><text:line-break/></text:span>至於那些真正尸位素餐<text:span text:style-name="T5">,</text:span>貪得無厭的政客反而高枕無憂<text:span text:style-name="T5"><text:s/><text:line-break/><text:line-break/></text:span>曾經和朋友談到政治<text:span text:style-name="T5">(</text:span>當時的總統是馬英九<text:span text:style-name="T5">), <text:line-break/></text:span>深綠的朋友說<text:span text:style-name="T5">,</text:span>馬英九卸任後一定會逃到美國去<text:span text:style-name="T5">, <text:line-break/></text:span>我當時聽了實在覺得很無言<text:span text:style-name="T5">,</text:span>我說這事不可能。<text:span text:style-name="T5"><text:s/><text:line-break/></text:span>我一直以為大家<text:span text:style-name="T5">(</text:span>包括綠營的人<text:span text:style-name="T5">)</text:span>都明白綠營拿國民黨賣台、統獨等議題操弄選舉，這是眾所皆知的<text:span text:style-name="T5">,</text:span>很明顯的是為了選票。<text:span text:style-name="T5"><text:s/><text:line-break/></text:span>結果<text:span text:style-name="T5">,</text:span>這位深綠的朋友說出這樣的話<text:span text:style-name="T5">, <text:line-break/></text:span>讓我明白，也很驚訝，原來真的有<text:span text:style-name="T5">(</text:span>綠營的<text:span text:style-name="T5">)</text:span>人打從心裡深信民進黨這些荒謬的政治語言<text:span text:style-name="T5">,</text:span>更遑論阿扁的建國基金一說。<text:span text:style-name="T5"><text:s/><text:line-break/><text:line-break/></text:span>最近<text:span text:style-name="T5">,</text:span>韓國瑜頒獎給學生時<text:span text:style-name="T5">,</text:span>遭到幾位學生諷刺<text:span text:style-name="T5">,</text:span>其中有位拿著<text:span text:style-name="T5">"</text:span>為什麼愛說謊<text:span text:style-name="T5">"</text:span>的書<text:span text:style-name="T5">, <text:line-break/></text:span>此書因此在博客來網站大賣。<text:span text:style-name="T5"><text:s/><text:line-break/></text:span>然後又看到臉書朋友語帶諷刺地分享了博客來網站的連結<text:span text:style-name="T5">:"</text:span>對不起，它真的已經絕版！！<text:span text:style-name="T5">" <text:line-break/></text:span>對此甚感得意。<text:span text:style-name="T5"><text:s/><text:line-break/><text:line-break/></text:span>每每看到這些現象<text:span text:style-name="T5">,</text:span>心裡總想著<text:span text:style-name="T5">: <text:line-break/></text:span>真的<text:span text:style-name="T5">,</text:span>很多人總是傷害真正做事的人<text:span text:style-name="T5">,</text:span>而對於真正傷害人民的無恥政客卻反而高聲擁戴。<text:span text:style-name="T5"><text:s/><text:line-break/><text:line-break/>------------------- <text:line-break/></text:span>新聞連結<text:span text:style-name="T5">:https://www.ettoday.net/news/20190624/1474327.htm <text:line-break/><text:line-break/></text:span>學生輪番諷刺韓國瑜<text:span text:style-name="T5"><text:s/></text:span>教師讚：大家全都醒了<text:span text:style-name="T5">...</text:span>多棒！<text:span text:style-name="T5"><text:s/><text:line-break/><text:line-break/></text:span>高雄市長韓國瑜近日在高雄市內的各國高中頒發市長獎，從<text:span text:style-name="T5">19</text:span>日被一名中山國中應屆畢業生嗆聲「不要讓你的感性壓過理性」後，接連幾天都有學生發揮創意嘲諷韓國瑜。港和國小教師劉育豪稱讚，「畢業典禮何其無聊，這麼一搞，大家全都醒了，多棒」。<text:span text:style-name="T5"><text:s/><text:line-break/><text:line-break/></text:span>劉育豪昨（<text:span text:style-name="T5">24</text:span>）日在臉書上提出<text:span text:style-name="T5">4</text:span>點思考，第一，認為市長與學生在面對權力上的巨大落差時，用文化干擾是種可行形式，在無聊的畢業典禮上，讓大家全都「醒了」。第二，從<text:span text:style-name="T5">19</text:span>日那天中山國中學生的經驗可以發現，直接發言會被撥開、「溜之大吉」衣服穿在身上會提早被看到，所以拿著書的隱蔽性最高，完全出其不意，這是形式的進步，也呈現了孩子的創意能量完全強壓大人。<text:span text:style-name="T5"><text:s/><text:line-break/><text:line-break/></text:span>第三，今年的國三、高三畢業生在<text:span text:style-name="T5">2</text:span>至<text:span text:style-name="T5">5</text:span>年後即有投票權，劉育豪說「我可以大膽預估，只要明年總統大選不落入<text:span text:style-name="T5">KMT</text:span>手中，未來會是長期的綠色執政」。第四，以性別角度觀之，嗆聲者目前還沒有女生的現身，劉育豪認為，這或許反應出「政治乃男人之事，女人最好莫涉」刻板文化。他最後呼籲「反骨女孩兒快點站出來」。<text:span text:style-name="T5"><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5"><text:s/><text:line-break/><text:line-break/></text:span>劉育豪認為，韓國瑜雖然還沒讓高雄發大財，倒是已經促發各國高中學生積極上進的讀書動力，因為未來幾年拿得到模範生或市長獎的孩子，都有「成名<text:span text:style-name="T5">15</text:span>分鐘」的機會。並補充道，「不要說嗆韓的孩子是在跟流行，事實上那需要多少勇氣，就算有機會也不敢做的你是不會懂的」。<text:span text:style-name="T5"><text:s/></text:span></text:p>
      <text:p text:style-name="P6"><text:span text:style-name="T4">王修亮</text:span><text:s/>  |  2019.07.01 18:37   |   <text:a xlink:type="simple" xlink:href="http://palinfo.habago.org/Entry?Command=Information_PrintForum&amp;iPage=1#FORUM37618"><text:span text:style-name="T1">#</text:span></text:a></text:p>
      <text:p text:style-name="P9">我一直認為自己是個笨拙的人，做事只能專注於一件事，在做這件事的當下，我整個身心都灌注著，無法切割暫停。<text:span text:style-name="T5"><text:s/><text:line-break/></text:span>所以教國小四十年，我已經養成一種態度：看到任何事物，腦海會自動搜尋它與國小課程的相關性，分門別類地納入整體教材之中。<text:span text:style-name="T5"><text:s/><text:line-break/><text:line-break/></text:span>這個過程並非簡單的分類，而是極為複雜的轉化。<text:span text:style-name="T5"><text:s/><text:line-break/><text:line-break/></text:span>這個事件的知識與概念何在？<text:span text:style-name="T5"><text:s/><text:line-break/></text:span>從國小一年級到六年級，在不同學習階段與那些課程相關？<text:span text:style-name="T5"><text:s/><text:line-break/></text:span>在不同年級該如何轉化？<text:span text:style-name="T5"><text:s/><text:line-break/></text:span>在生活新聞與歷史上有那些真實的例子可以對照比較？<text:span text:style-name="T5"><text:s/><text:line-break/></text:span>相關的文學藝術美感創作呢？<text:span text:style-name="T5"><text:s/><text:line-break/></text:span>引導的起手式和順序如何排列？<text:span text:style-name="T5"><text:s/><text:line-break/></text:span>學生可能有哪些反應、問題？<text:span text:style-name="T5"><text:s/><text:line-break/></text:span>在鬆散的課堂上又如何歸納到大目標與整體課程？<text:span text:style-name="T5"><text:s/><text:line-break/></text:span>和課程前置如何連結？<text:span text:style-name="T5"><text:s/><text:line-break/></text:span>後續又與哪個概念相關？<text:span text:style-name="T5"><text:s/><text:line-break/></text:span>我如何取捨一切？<text:span text:style-name="T5"><text:s/><text:line-break/><text:line-break/></text:span>這種思考久了當然也會逐漸形成另一個自我質疑：<text:span text:style-name="T5"><text:s/><text:line-break/></text:span>我為甚麼如此取捨、選擇，這樣編寫課程與教材教法？<text:span text:style-name="T5"><text:s/><text:line-break/></text:span>從幼稚園大班到國中後的相互銜接，整體國小教育的目標何在？<text:span text:style-name="T5"><text:s/><text:line-break/></text:span>學生的身心發展如何與這事件的課程相關？<text:span text:style-name="T5"><text:s/><text:line-break/><text:line-break/></text:span>不是從「兒童發展心理學」課本上讀過就夠了，課堂擺在我前面，睜著清亮或黯淡眼光的孩子們，不同家庭情境不同孩子的內心與外在發展，如何與我設計的課程相關？<text:span text:style-name="T5"><text:s/><text:line-break/></text:span>從民國八十四年國小課程標準修訂到九年一貫能力指標，再到課綱的轉變，這些學者的高闊理論，政客的私心，和真實面對學生的我，如何增刪轉換，力求均衡？<text:span text:style-name="T5"><text:s/><text:line-break/><text:line-break/></text:span>睡夢到清醒，腦中的運轉早已自然而然。<text:span text:style-name="T5"><text:s/><text:line-break/><text:line-break/></text:span>對我來說，從四十五年前開始，生命中逐漸只剩下理念、課程、教材與教法。<text:span text:style-name="T5"><text:s/><text:line-break/></text:span>我已經非常久沒有自我的生活，沒有自我的鬆弛與寧靜。<text:span text:style-name="T5"><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5"><text:s/><text:line-break/></text:span>而我所有的生活都被教學的各式問題充塞著，常常無暇顧及她。我帶他去的地方都是為了教學的踏查地點，我和他閱讀的書，都是為了需要給學生閱讀。<text:span text:style-name="T5"><text:s/><text:line-break/></text:span>幸好熊姐溫和而體貼，他很愛我，而且很理性，很努力的幫我倆找方法。<text:span text:style-name="T5"><text:s/><text:line-break/></text:span>這是天命對我最大的恩惠。<text:span text:style-name="T5"><text:s/><text:line-break/><text:line-break/></text:span>我也很難在生活中表達自我，只剩下教育溝通。<text:span text:style-name="T5"><text:s/><text:line-break/></text:span>繪畫是我天賦的表達方式，少年時美感與我是一體的，結婚後為了丈夫而放棄，中年後為了學生而放棄。偶而隨筆塗鴉，呈現的只是惘然。<text:span text:style-name="T5"><text:s/><text:line-break/></text:span>當然都是我自己的選擇。<text:span text:style-name="T5"><text:s/><text:line-break/><text:line-break/></text:span>這並非我不喜歡教學，我喜歡教學，喜歡學生，喜歡師生之間永無窮盡的互動驚喜，深知這是我的天命，我的專業。<text:span text:style-name="T5"><text:s/><text:line-break/></text:span>或者，我認為對國小教師來說，教學與生活本來就無可切割？<text:span text:style-name="T5"><text:s/><text:line-break/></text:span>也不對，教學本來不應該會使教師失去自我與家庭。<text:span text:style-name="T5"><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5"><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5"><text:s/><text:line-break/></text:span>這樣估量起來，國小教師每天最大的課程負擔量，應該不能超過四節課。<text:span text:style-name="T5"><text:s/><text:line-break/></text:span>目前國小教師每星期課程數應該還在二十四堂課以上，還不論導師的留守教室時間。這樣沉重的負擔，不可能讓教師喘息，遑論保有自我，更遑論對課程反省思考設計。<text:span text:style-name="T5"><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5"><text:s/><text:line-break/></text:span>然後給予實務教師充分的時間。<text:span text:style-name="T5"><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5"><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5"><text:s/><text:line-break/><text:line-break/></text:span>這幾十年的教改，一直強調孩子的創意與個性，卻完全忽略教師的創意與個性。<text:span text:style-name="T5"><text:s/><text:line-break/></text:span>台灣在教育上，從來沒有「務本」，不論是根本或是成本。<text:span text:style-name="T5"><text:s/><text:line-break/><text:line-break/></text:span>沒有務本的後果，就是失去教育效果。<text:span text:style-name="T5"><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5"><text:s/><text:line-break/></text:span>教育和洗腦有甚麼不同？現今的國民教育貌似並非灌輸，但所謂創意與個性、快樂學習等等，只是文字技巧的修飾，無能自知自覺的單一價值與方式，本質仍是灌輸。<text:span text:style-name="T5"><text:s/><text:line-break/><text:line-break/></text:span>而人格學習只能在國小建構完成，之後都僅是補充枝節與豐潤，除了極為巨大的衝擊，不會再改變。<text:span text:style-name="T5"><text:s/><text:line-break/></text:span>若是更嚴謹些來看，人格在國小三、四年級之間就定型了，這是從自利個性轉化為均衡群性、本能物慾轉化為心靈自控的階段，沒學習好，只剩下隱藏式的自私，點狀狹隘的惻隱<text:span text:style-name="T5">(</text:span>很愛小貓小狗卻無視路邊的遊民<text:span text:style-name="T5">)</text:span>等等。<text:span text:style-name="T5"><text:s/><text:line-break/><text:line-break/></text:span>一些教育的體悟與感慨，或許很個人，但終究是整體教育中的經驗。<text:span text:style-name="T5"><text:s/><text:line-break/><text:line-break/></text:span>制式國小三十年，大病五年，自學班十年，我老了，今年開的這一個自學國小新班，是我生命中最後一個班級了，五年後教完我都七十歲了，不論對己對群，盡責了。<text:span text:style-name="T5"><text:s/><text:line-break/></text:span>我想把生命中其餘的時間用來陪伴熊姐與家人、朋友，想讀些一直沒時間讀的書，想畫畫圖，寫寫心中醞釀很久的故事。<text:span text:style-name="T5"><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6"><text:span text:style-name="T4">陳真</text:span><text:s/>  |  2019.07.01 03:24   |   <text:a xlink:type="simple" xlink:href="http://palinfo.habago.org/Entry?Command=Information_PrintForum&amp;iPage=1#FORUM37617"><text:span text:style-name="T1">#</text:span></text:a></text:p>
      <text:p text:style-name="P7">卡韓政變<text:span text:style-name="T5"><text:s/>(100)</text:span>：非韓投不投？<text:span text:style-name="T5"><text:s/><text:line-break/><text:line-break/></text:span>陳真<text:span text:style-name="T5"><text:s/>2019. 07. 01. <text:line-break/><text:line-break/><text:line-break/></text:span>在過去，人們投票看顏色，或是由各種顏色之中擇一良人，從來不曾針對特定人選決定投或不投。這回選舉很特別，前所未見；非韓不投之聲，甚囂塵上。<text:span text:style-name="T5"><text:s/><text:line-break/><text:line-break/></text:span>我自己是非韓不投，原因無它，因為倘若出現非韓的局面，韓其實就是硬生生被做掉的，我不可能支持任何參與把韓做掉的政黨或人選。<text:span text:style-name="T5"><text:s/><text:line-break/><text:line-break/></text:span>所謂做掉有兩種狀況，一是出奧步，在初選民調上直接動手腳。這點難以驗證，故可忽略，就當做不會有這回事。主要令人反感的是另一種<text:span text:style-name="T5"><text:s/>"</text:span>做掉<text:span text:style-name="T5">" </text:span>方式，亦即打從去年韓國瑜聲勢遙遙領先以來，面臨藍綠兩黨的惡意抹黑與技術性打壓；種種卑劣與齷齪，無日無之，罄竹難書，不擇手段，令人心寒。<text:span text:style-name="T5"><text:s/><text:line-break/><text:line-break/></text:span>也許你會說，用盡卑鄙奧步黑韓卡韓者除綠營之外，主要是郭台銘及吳敦義等一票國民黨權貴與名嘴，與朱立倫和王金平或許關係不大。這話也許沒錯，但我認為：<text:span text:style-name="T5"><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5"><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5"><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5"><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5"><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5"><text:s/>(</text:span>亦即韓流<text:span text:style-name="T5">)</text:span>。<text:span text:style-name="T5"><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5"><text:s/><text:line-break/><text:line-break/></text:span>我寫東西很不喜歡使用太多形容詞，但有些時候似乎就得這樣寫，看能不能讓人們良心發現。<text:span text:style-name="T5"><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5"><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5"><text:s/><text:line-break/><text:line-break/></text:span>這其實也是學姊對我常有的期待。台灣這樣一種社會，這樣一種人民，究竟值不值得一個好人如此赴湯蹈火以命相許？許多時候連我自己也常常感到很懷疑。<text:span text:style-name="T5"><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5"><text:s/><text:line-break/><text:line-break/></text:span>李敖說得對，<text:span text:style-name="T5">"</text:span>我因台灣而小<text:span text:style-name="T5">"</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5"><text:s/><text:line-break/><text:line-break/></text:span>後記：<text:span text:style-name="T5"><text:s/><text:line-break/><text:line-break/></text:span>海內外之中，全世界的範圍裏頭，我最尊敬的一位當代哲學家，同時也是我<text:span text:style-name="T5"><text:s/>"</text:span>失散<text:span text:style-name="T5">" </text:span>十八年的老朋友范光棣老師，一見面就勸我放棄哲學<text:span text:style-name="T5"><text:s/>(</text:span>我早在十八年前就放棄了，也因此才會遇上范光棣，但哲學卻像陰魂不散一樣，始終沒有放過我<text:span text:style-name="T5">)</text:span>，也勸我不要再管政治眾人之事。喜歡老子思想的范老師說，老天爺自然會收拾壞蛋，不勞我們操心。<text:span text:style-name="T5"><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